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co43" style:family="table-column">
      <style:table-column-properties fo:break-before="auto" style:column-width="27.66mm"/>
    </style:style>
    <style:style style:name="co44" style:family="table-column">
      <style:table-column-properties fo:break-before="auto" style:column-width="43.57mm"/>
    </style:style>
    <style:style style:name="co45" style:family="table-column">
      <style:table-column-properties fo:break-before="auto" style:column-width="111.14mm"/>
    </style:style>
    <style:style style:name="co46" style:family="table-column">
      <style:table-column-properties fo:break-before="auto" style:column-width="121.06mm"/>
    </style:style>
    <style:style style:name="co47" style:family="table-column">
      <style:table-column-properties fo:break-before="auto" style:column-width="40.59mm"/>
    </style:style>
    <style:style style:name="co48" style:family="table-column">
      <style:table-column-properties fo:break-before="auto" style:column-width="41.66mm"/>
    </style:style>
    <style:style style:name="co49" style:family="table-column">
      <style:table-column-properties fo:break-before="auto" style:column-width="123.28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6.16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54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5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32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9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3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33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3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3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3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3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3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3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3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3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3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3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4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4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4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4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4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4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4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4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4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4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4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4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4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4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4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4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4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4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47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4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4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4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4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2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3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484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500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91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59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59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0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606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818" style:family="table-cell" style:parent-style-name="Default">
      <style:text-properties style:font-name="Liberation Sans" fo:font-size="11pt" style:font-size-asian="11pt" style:font-size-complex="11pt"/>
    </style:style>
    <style:style style:name="ce819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0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6" style:family="table-cell" style:parent-style-name="Default">
      <style:table-cell-properties fo:border="none"/>
      <style:text-properties fo:font-size="13pt" style:font-size-asian="13pt" style:font-size-complex="13pt"/>
    </style:style>
    <style:style style:name="ce827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28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83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ext-properties style:font-name="Arial" fo:font-size="12pt" style:font-size-asian="12pt" style:font-size-complex="12pt"/>
    </style:style>
    <style:style style:name="ce6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4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4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0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1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4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6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71" style:family="table-cell" style:parent-style-name="Default">
      <style:text-properties style:font-name="Arial" fo:font-size="14pt" style:font-size-asian="14pt" style:font-size-complex="14pt"/>
    </style:style>
    <style:style style:name="ce67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92" style:family="table-cell" style:parent-style-name="Default">
      <style:text-properties style:font-name="Arial" fo:font-size="14pt" style:font-size-asian="14pt" style:font-size-complex="14pt"/>
      <style:map style:condition="is-true-formula([$'falshCardA1-1'.$D65]=rzeczownik)" style:apply-style-name="Безымянный2" style:base-cell-address="DH_1.B68"/>
    </style:style>
    <style:style style:name="ce678" style:family="table-cell" style:parent-style-name="Default">
      <style:text-properties style:font-name="Arial" fo:font-size="14pt" style:font-size-asian="14pt" style:font-size-complex="14pt"/>
      <style:map style:condition="is-true-formula([$'falshCardA1-1'.$D77]=rzeczownik)" style:apply-style-name="Безымянный2" style:base-cell-address="DH_1.B80"/>
    </style:style>
    <style:style style:name="ce69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94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C66"/>
    </style:style>
    <style:style style:name="ce69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9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D66"/>
    </style:style>
    <style:style style:name="ce69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98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E66"/>
    </style:style>
    <style:style style:name="ce699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G2"/>
    </style:style>
    <style:style style:name="ce70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G66"/>
    </style:style>
    <style:style style:name="ce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20" style:family="table-cell" style:parent-style-name="Default">
      <style:text-properties style:font-name="Arial" fo:font-size="14pt" style:font-name-asian="Microsoft YaHei" style:font-size-asian="14pt" style:font-name-complex="Lucida Sans" style:font-size-complex="14pt"/>
    </style:style>
    <style:style style:name="ce708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70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71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73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71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7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73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737" style:family="table-cell" style:parent-style-name="Default" style:data-style-name="N100">
      <style:text-properties style:font-name="Arial" fo:font-size="14pt" style:font-size-asian="14pt" style:font-size-complex="14pt"/>
    </style:style>
    <style:style style:name="ce7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ext-properties fo:font-size="14pt" style:font-size-asian="14pt" style:font-size-complex="14pt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3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54"/>
        <table:table-column table:style-name="co2" table:default-cell-style-name="ce254"/>
        <table:table-column table:style-name="co3" table:default-cell-style-name="ce254"/>
        <table:table-column table:style-name="co4" table:default-cell-style-name="ce254"/>
        <table:table-column table:style-name="co3" table:default-cell-style-name="ce254"/>
        <table:table-column table:style-name="co5" table:default-cell-style-name="ce254"/>
        <table:table-column table:style-name="co3" table:default-cell-style-name="ce254"/>
        <table:table-column table:style-name="co6" table:default-cell-style-name="ce254"/>
        <table:table-column table:style-name="co7" table:default-cell-style-name="ce254"/>
        <table:table-column table:style-name="co5" table:default-cell-style-name="ce254"/>
        <table:table-column table:style-name="co8" table:default-cell-style-name="ce254"/>
        <table:table-column table:style-name="co5" table:default-cell-style-name="ce254"/>
        <table:table-column table:style-name="co9" table:default-cell-style-name="ce254"/>
        <table:table-column table:style-name="co5" table:default-cell-style-name="ce254"/>
        <table:table-column table:style-name="co10" table:default-cell-style-name="ce254"/>
        <table:table-column table:style-name="co5" table:number-columns-repeated="1009" table:default-cell-style-name="ce254"/>
        <table:table-row table:style-name="ro1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139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153" office:value-type="string" calcext:value-type="string">
            <text:p>L1_p3desc</text:p>
          </table:table-cell>
          <table:table-cell table:style-name="ce153" office:value-type="string" calcext:value-type="string">
            <text:p>L1_p3word</text:p>
          </table:table-cell>
          <table:table-cell table:style-name="ce179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54"/>
        <table:table-column table:style-name="co11" table:default-cell-style-name="ce254"/>
        <table:table-column table:style-name="co5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number-columns-repeated="2" table:default-cell-style-name="ce254"/>
        <table:table-column table:style-name="co15" table:number-columns-repeated="6" table:default-cell-style-name="ce254"/>
        <table:table-column table:style-name="co16" table:default-cell-style-name="ce254"/>
        <table:table-column table:style-name="co5" table:number-columns-repeated="1009" table:default-cell-style-name="ce254"/>
        <table:table-row table:style-name="ro1">
          <table:table-cell table:style-name="ce327" office:value-type="string" calcext:value-type="string">
            <text:p>L1_level</text:p>
          </table:table-cell>
          <table:table-cell table:style-name="ce327" office:value-type="string" calcext:value-type="string">
            <text:p>L1_title</text:p>
          </table:table-cell>
          <table:table-cell table:style-name="ce327" office:value-type="string" calcext:value-type="string">
            <text:p>L1_ident</text:p>
          </table:table-cell>
          <table:table-cell table:style-name="ce327" office:value-type="string" calcext:value-type="string">
            <text:p>L1_type</text:p>
          </table:table-cell>
          <table:table-cell table:style-name="ce327" office:value-type="string" calcext:value-type="string">
            <text:p>L1_single</text:p>
          </table:table-cell>
          <table:table-cell table:style-name="ce327" office:value-type="string" calcext:value-type="string">
            <text:p>L1_word</text:p>
          </table:table-cell>
          <table:table-cell table:style-name="ce327" office:value-type="string" calcext:value-type="string">
            <text:p>L1_plural</text:p>
          </table:table-cell>
          <table:table-cell table:style-name="ce534" office:value-type="string" calcext:value-type="string">
            <text:p>L1_aword</text:p>
          </table:table-cell>
          <table:table-cell table:style-name="ce327" office:value-type="string" calcext:value-type="string">
            <text:p>L1_p1desc</text:p>
          </table:table-cell>
          <table:table-cell table:style-name="ce327" office:value-type="string" calcext:value-type="string">
            <text:p>L1_p1word</text:p>
          </table:table-cell>
          <table:table-cell table:style-name="ce327" office:value-type="string" calcext:value-type="string">
            <text:p>L1_p2desc</text:p>
          </table:table-cell>
          <table:table-cell table:style-name="ce327" office:value-type="string" calcext:value-type="string">
            <text:p>L1_p2word</text:p>
          </table:table-cell>
          <table:table-cell table:style-name="ce537" office:value-type="string" calcext:value-type="string">
            <text:p>L1_p3desc</text:p>
          </table:table-cell>
          <table:table-cell table:style-name="ce537" office:value-type="string" calcext:value-type="string">
            <text:p>L1_p3word</text:p>
          </table:table-cell>
          <table:table-cell table:style-name="ce538" office:value-type="string" calcext:value-type="string">
            <text:p>L1_example</text:p>
          </table:table-cell>
          <table:table-cell table:style-name="ce543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 table:style-name="ce332"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wada</text:p>
          </table:table-cell>
          <table:table-cell table:style-name="ce528" office:value-type="string" calcext:value-type="string">
            <text:p>zły</text:p>
          </table:table-cell>
          <table:table-cell table:style-name="ce332"/>
          <table:table-cell table:style-name="ce332" office:value-type="string" calcext:value-type="string">
            <text:p>zlość</text:p>
          </table:table-cell>
          <table:table-cell table:style-name="ce332"/>
          <table:table-cell table:style-name="ce332" office:value-type="string" calcext:value-type="string">
            <text:p>zła pogoda</text:p>
          </table:table-cell>
          <table:table-cell table:style-name="ce332"/>
          <table:table-cell table:style-name="ce332" office:value-type="string" calcext:value-type="string">
            <text:p>zła wróżba</text:p>
          </table:table-cell>
          <table:table-cell table:style-name="ce332" table:number-columns-repeated="2"/>
          <table:table-cell table:style-name="ce332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 table:style-name="ce332"/>
          <table:table-cell table:style-name="ce333" office:value-type="string" calcext:value-type="string">
            <text:p>прилагательное</text:p>
          </table:table-cell>
          <table:table-cell table:style-name="ce334" office:value-type="string" calcext:value-type="string">
            <text:p>недостаток</text:p>
          </table:table-cell>
          <table:table-cell table:style-name="ce528" office:value-type="string" calcext:value-type="string">
            <text:p>плохой</text:p>
          </table:table-cell>
          <table:table-cell table:style-name="ce332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 table:style-name="ce332"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table:style-name="ce528" office:value-type="string" calcext:value-type="string">
            <text:p>dobry</text:p>
          </table:table-cell>
          <table:table-cell table:style-name="ce332"/>
          <table:table-cell table:style-name="ce535" office:value-type="string" calcext:value-type="string">
            <text:p>dobro</text:p>
          </table:table-cell>
          <table:table-cell table:style-name="ce332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5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6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7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7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0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8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3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5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1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8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9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0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1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1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2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2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3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3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4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3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5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6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96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2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02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3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6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0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14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5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6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7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8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8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9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1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2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6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36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48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59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3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4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7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1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61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9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69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2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9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68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9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5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9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99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7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3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73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91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52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table:table-column table:style-name="co5" table:number-columns-repeated="2" table:default-cell-style-name="ce254"/>
        <table:table-column table:style-name="co11" table:default-cell-style-name="ce254"/>
        <table:table-column table:style-name="co5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default-cell-style-name="ce254"/>
        <table:table-column table:style-name="co17" table:default-cell-style-name="ce254"/>
        <table:table-column table:style-name="co18" table:default-cell-style-name="ce254"/>
        <table:table-column table:style-name="co19" table:number-columns-repeated="5" table:default-cell-style-name="ce254"/>
        <table:table-column table:style-name="co16" table:default-cell-style-name="ce254"/>
        <table:table-column table:style-name="co5" table:number-columns-repeated="1009" table:default-cell-style-name="ce254"/>
        <table:table-row table:style-name="ro1">
          <table:table-cell table:style-name="ce172" office:value-type="string" calcext:value-type="string">
            <text:p>L1_level</text:p>
          </table:table-cell>
          <table:table-cell table:style-name="ce172" office:value-type="string" calcext:value-type="string">
            <text:p>L1_title</text:p>
          </table:table-cell>
          <table:table-cell table:style-name="ce172" office:value-type="string" calcext:value-type="string">
            <text:p>L1_ident</text:p>
          </table:table-cell>
          <table:table-cell table:style-name="ce172" office:value-type="string" calcext:value-type="string">
            <text:p>L1_type</text:p>
          </table:table-cell>
          <table:table-cell table:style-name="ce172" office:value-type="string" calcext:value-type="string">
            <text:p>L1_single</text:p>
          </table:table-cell>
          <table:table-cell table:style-name="ce172" office:value-type="string" calcext:value-type="string">
            <text:p>L1_word</text:p>
          </table:table-cell>
          <table:table-cell table:style-name="ce172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72" office:value-type="string" calcext:value-type="string">
            <text:p>L1_p1desc</text:p>
          </table:table-cell>
          <table:table-cell table:style-name="ce172" office:value-type="string" calcext:value-type="string">
            <text:p>L1_p1word</text:p>
          </table:table-cell>
          <table:table-cell table:style-name="ce172" office:value-type="string" calcext:value-type="string">
            <text:p>L1_p2desc</text:p>
          </table:table-cell>
          <table:table-cell table:style-name="ce172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541"/>
          <table:table-cell table:style-name="ce439" table:content-validation-name="val6" office:value-type="string" calcext:value-type="string">
            <text:p>Пре</text:p>
          </table:table-cell>
          <table:table-cell table:style-name="ce541"/>
          <table:table-cell table:style-name="ce450" table:content-validation-name="val6" office:value-type="string" calcext:value-type="string">
            <text:p>Тво</text:p>
          </table:table-cell>
          <table:table-cell table:style-name="ce541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484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20" table:default-cell-style-name="ce254"/>
        <table:table-column table:style-name="co5" table:number-columns-repeated="1023" table:default-cell-style-name="ce254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597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599" office:value-type="string" calcext:value-type="string">
            <text:p>L1_p3desc</text:p>
          </table:table-cell>
          <table:table-cell table:style-name="ce599" office:value-type="string" calcext:value-type="string">
            <text:p>L1_p3word</text:p>
          </table:table-cell>
          <table:table-cell table:style-name="ce600" office:value-type="string" calcext:value-type="string">
            <text:p>L1_example</text:p>
          </table:table-cell>
          <table:table-cell table:style-name="ce326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591" table:content-validation-name="val1" office:value-type="string" calcext:value-type="string">
            <text:p>Ogólne </text:p>
          </table:table-cell>
          <table:table-cell table:style-name="ce592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601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603" office:value-type="string" calcext:value-type="string">
            <text:p>Есть</text:p>
          </table:table-cell>
          <table:table-cell table:style-name="ce603" office:value-type="string" calcext:value-type="string">
            <text:p>Часть речи</text:p>
          </table:table-cell>
          <table:table-cell table:style-name="ce603" office:value-type="string" calcext:value-type="string">
            <text:p>Pl</text:p>
          </table:table-cell>
          <table:table-cell table:style-name="ce603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Dumny</text:p>
          </table:table-cell>
          <table:table-cell table:style-name="ce606" office:value-type="string" calcext:value-type="string">
            <text:p>Гордый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Przezioczysty</text:p>
          </table:table-cell>
          <table:table-cell table:style-name="ce606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Opętany</text:p>
          </table:table-cell>
          <table:table-cell table:style-name="ce606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Stracony</text:p>
          </table:table-cell>
          <table:table-cell table:style-name="ce606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miotnik</text:p>
          </table:table-cell>
          <table:table-cell table:style-name="ce606" office:value-type="string" calcext:value-type="string">
            <text:p>Zeszly</text:p>
          </table:table-cell>
          <table:table-cell table:style-name="ce606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Błąd</text:p>
          </table:table-cell>
          <table:table-cell table:style-name="ce606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Zachowanie</text:p>
          </table:table-cell>
          <table:table-cell table:style-name="ce606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Opinie</text:p>
          </table:table-cell>
          <table:table-cell table:style-name="ce606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Opętanie</text:p>
          </table:table-cell>
          <table:table-cell table:style-name="ce606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Bezczelność</text:p>
          </table:table-cell>
          <table:table-cell table:style-name="ce606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Czyn</text:p>
          </table:table-cell>
          <table:table-cell table:style-name="ce606" office:value-type="string" calcext:value-type="string">
            <text:p>Действ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Kłamstwo</text:p>
          </table:table-cell>
          <table:table-cell table:style-name="ce606" office:value-type="string" calcext:value-type="string">
            <text:p>Врань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Rodzina</text:p>
          </table:table-cell>
          <table:table-cell table:style-name="ce606" office:value-type="string" calcext:value-type="string">
            <text:p>Семья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Rodzice</text:p>
          </table:table-cell>
          <table:table-cell table:style-name="ce606" office:value-type="string" calcext:value-type="string">
            <text:p>Родители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Rodzeństwo</text:p>
          </table:table-cell>
          <table:table-cell table:style-name="ce606" office:value-type="string" calcext:value-type="string">
            <text:p>Братья сестры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Klisza</text:p>
          </table:table-cell>
          <table:table-cell table:style-name="ce606" office:value-type="string" calcext:value-type="string">
            <text:p>Фотопленка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Skutek</text:p>
          </table:table-cell>
          <table:table-cell table:style-name="ce606" office:value-type="string" calcext:value-type="string">
            <text:p>Эффект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Warunek</text:p>
          </table:table-cell>
          <table:table-cell table:style-name="ce606" office:value-type="string" calcext:value-type="string">
            <text:p>Услов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rzebieg</text:p>
          </table:table-cell>
          <table:table-cell table:style-name="ce606" office:value-type="string" calcext:value-type="string">
            <text:p>Процесс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Wydarzenie</text:p>
          </table:table-cell>
          <table:table-cell table:style-name="ce606" office:value-type="string" calcext:value-type="string">
            <text:p>Событ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Obojętność</text:p>
          </table:table-cell>
          <table:table-cell table:style-name="ce606" office:value-type="string" calcext:value-type="string">
            <text:p>Безразлич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Ustawienie</text:p>
          </table:table-cell>
          <table:table-cell table:style-name="ce606" office:value-type="string" calcext:value-type="string">
            <text:p>Параметр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Domysł </text:p>
          </table:table-cell>
          <table:table-cell table:style-name="ce606" office:value-type="string" calcext:value-type="string">
            <text:p>Догадка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rzydomek</text:p>
          </table:table-cell>
          <table:table-cell table:style-name="ce606" office:value-type="string" calcext:value-type="string">
            <text:p>Прозвищ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Gałąź</text:p>
          </table:table-cell>
          <table:table-cell table:style-name="ce606" office:value-type="string" calcext:value-type="string">
            <text:p>Ветка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Lącznościowiec</text:p>
          </table:table-cell>
          <table:table-cell table:style-name="ce606" office:value-type="string" calcext:value-type="string">
            <text:p>Связист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Lączność</text:p>
          </table:table-cell>
          <table:table-cell table:style-name="ce606" office:value-type="string" calcext:value-type="string">
            <text:p>Связь</text:p>
          </table:table-cell>
          <table:table-cell table:style-name="ce606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rzyczyna</text:p>
          </table:table-cell>
          <table:table-cell table:style-name="ce606" office:value-type="string" calcext:value-type="string">
            <text:p>Причина</text:p>
          </table:table-cell>
          <table:table-cell table:style-name="ce606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Stosunek</text:p>
          </table:table-cell>
          <table:table-cell table:style-name="ce606" office:value-type="string" calcext:value-type="string">
            <text:p>Связь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Skutek</text:p>
          </table:table-cell>
          <table:table-cell table:style-name="ce606" office:value-type="string" calcext:value-type="string">
            <text:p>Следств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ojęcie</text:p>
          </table:table-cell>
          <table:table-cell table:style-name="ce606" office:value-type="string" calcext:value-type="string">
            <text:p>Понятие</text:p>
          </table:table-cell>
          <table:table-cell/>
          <table:table-cell table:style-name="ce606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table:style-name="ce606" office:value-type="string" calcext:value-type="string">
            <text:p>Parawan</text:p>
          </table:table-cell>
          <table:table-cell table:style-name="ce606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Definować</text:p>
          </table:table-cell>
          <table:table-cell table:style-name="ce606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Wyznaczać</text:p>
          </table:table-cell>
          <table:table-cell table:style-name="ce606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Decydować</text:p>
          </table:table-cell>
          <table:table-cell table:style-name="ce606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otrafić</text:p>
          </table:table-cell>
          <table:table-cell table:style-name="ce606" office:value-type="string" calcext:value-type="string">
            <text:p>Сумет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awierać</text:p>
          </table:table-cell>
          <table:table-cell table:style-name="ce606" office:value-type="string" calcext:value-type="string">
            <text:p>Завершат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rzesadzać</text:p>
          </table:table-cell>
          <table:table-cell table:style-name="ce606" office:value-type="string" calcext:value-type="string">
            <text:p>Преувеличиват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ada deść</text:p>
          </table:table-cell>
          <table:table-cell table:style-name="ce606" office:value-type="string" calcext:value-type="string">
            <text:p>Идет дождь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olecać</text:p>
          </table:table-cell>
          <table:table-cell table:style-name="ce606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pędzać</text:p>
          </table:table-cell>
          <table:table-cell table:style-name="ce606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pędzić</text:p>
          </table:table-cell>
          <table:table-cell table:style-name="ce606" office:value-type="string" calcext:value-type="string">
            <text:p>Провести</text:p>
          </table:table-cell>
          <table:table-cell table:style-name="ce606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Krzątać</text:p>
          </table:table-cell>
          <table:table-cell table:style-name="ce606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Ufać</text:p>
          </table:table-cell>
          <table:table-cell table:style-name="ce606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winac</text:p>
          </table:table-cell>
          <table:table-cell table:style-name="ce606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omylic się</text:p>
          </table:table-cell>
          <table:table-cell table:style-name="ce606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Wylączyć</text:p>
          </table:table-cell>
          <table:table-cell table:style-name="ce606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ądzić</text:p>
          </table:table-cell>
          <table:table-cell table:style-name="ce606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wyciężać</text:p>
          </table:table-cell>
          <table:table-cell table:style-name="ce606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Sugerować</text:p>
          </table:table-cell>
          <table:table-cell table:style-name="ce606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Obserwować</text:p>
          </table:table-cell>
          <table:table-cell table:style-name="ce606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recyzować</text:p>
          </table:table-cell>
          <table:table-cell table:style-name="ce606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Znależć</text:p>
          </table:table-cell>
          <table:table-cell table:style-name="ce606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czasownik </text:p>
          </table:table-cell>
          <table:table-cell table:style-name="ce606" office:value-type="string" calcext:value-type="string">
            <text:p>Prezkadżać</text:p>
          </table:table-cell>
          <table:table-cell table:style-name="ce606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imek</text:p>
          </table:table-cell>
          <table:table-cell table:style-name="ce606" office:value-type="string" calcext:value-type="string">
            <text:p>Wraz </text:p>
          </table:table-cell>
          <table:table-cell table:style-name="ce606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Koniecznie</text:p>
          </table:table-cell>
          <table:table-cell table:style-name="ce606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Prędko</text:p>
          </table:table-cell>
          <table:table-cell table:style-name="ce606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Obojętnie</text:p>
          </table:table-cell>
          <table:table-cell table:style-name="ce606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Zwykłe</text:p>
          </table:table-cell>
          <table:table-cell table:style-name="ce606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Wcześniej</text:p>
          </table:table-cell>
          <table:table-cell table:style-name="ce606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Wszędzie</text:p>
          </table:table-cell>
          <table:table-cell table:style-name="ce606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Szczególnie</text:p>
          </table:table-cell>
          <table:table-cell table:style-name="ce606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zaimek</text:p>
          </table:table-cell>
          <table:table-cell table:style-name="ce606" office:value-type="string" calcext:value-type="string">
            <text:p>Moje</text:p>
          </table:table-cell>
          <table:table-cell table:style-name="ce606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imek</text:p>
          </table:table-cell>
          <table:table-cell table:style-name="ce606" office:value-type="string" calcext:value-type="string">
            <text:p>Na razie</text:p>
          </table:table-cell>
          <table:table-cell table:style-name="ce606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Chętnie</text:p>
          </table:table-cell>
          <table:table-cell table:style-name="ce606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Po</text:p>
          </table:table-cell>
          <table:table-cell table:style-name="ce606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zaimek</text:p>
          </table:table-cell>
          <table:table-cell table:style-name="ce606" office:value-type="string" calcext:value-type="string">
            <text:p>Żadеn</text:p>
          </table:table-cell>
          <table:table-cell table:style-name="ce606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Obecnie</text:p>
          </table:table-cell>
          <table:table-cell table:style-name="ce606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Dopiero</text:p>
          </table:table-cell>
          <table:table-cell table:style-name="ce606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spójnik</text:p>
          </table:table-cell>
          <table:table-cell table:style-name="ce606" office:value-type="string" calcext:value-type="string">
            <text:p>Ponieważ</text:p>
          </table:table-cell>
          <table:table-cell table:style-name="ce606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spójnik</text:p>
          </table:table-cell>
          <table:table-cell table:style-name="ce606" office:value-type="string" calcext:value-type="string">
            <text:p>Natomiast</text:p>
          </table:table-cell>
          <table:table-cell table:style-name="ce606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Natychmiast</text:p>
          </table:table-cell>
          <table:table-cell table:style-name="ce606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6" table:content-validation-name="val1" office:value-type="string" calcext:value-type="string">
            <text:p>przysłówek</text:p>
          </table:table-cell>
          <table:table-cell table:style-name="ce606" office:value-type="string" calcext:value-type="string">
            <text:p>Wielokrotnie</text:p>
          </table:table-cell>
          <table:table-cell table:style-name="ce606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6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606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818"/>
        <table:table-column table:style-name="co24" table:default-cell-style-name="ce818"/>
        <table:table-column table:style-name="co25" table:default-cell-style-name="ce818"/>
        <table:table-column table:style-name="co26" table:default-cell-style-name="ce818"/>
        <table:table-column table:style-name="co27" table:default-cell-style-name="ce818"/>
        <table:table-column table:style-name="co28" table:default-cell-style-name="ce818"/>
        <table:table-column table:style-name="co29" table:default-cell-style-name="ce818"/>
        <table:table-column table:style-name="co26" table:default-cell-style-name="ce818"/>
        <table:table-column table:style-name="co5" table:number-columns-repeated="1016" table:default-cell-style-name="ce818"/>
        <table:table-row table:style-name="ro5">
          <table:table-cell table:number-columns-repeated="1024"/>
        </table:table-row>
        <table:table-row table:style-name="ro5">
          <table:table-cell/>
          <table:table-cell table:style-name="ce819" table:number-columns-repeated="2"/>
          <table:table-cell table:style-name="ce819" office:value-type="string" calcext:value-type="string">
            <text:p>przypadek </text:p>
          </table:table-cell>
          <table:table-cell table:style-name="ce819"/>
          <table:table-cell table:style-name="ce819" office:value-type="string" calcext:value-type="string">
            <text:p>падеж</text:p>
          </table:table-cell>
          <table:table-cell table:style-name="ce819"/>
          <table:table-cell table:style-name="ce819" office:value-type="string" calcext:value-type="string">
            <text:p>відмінки</text:p>
          </table:table-cell>
          <table:table-cell table:style-name="ce819"/>
          <table:table-cell table:style-name="ce819" office:value-type="string" calcext:value-type="string">
            <text:p>lp</text:p>
          </table:table-cell>
          <table:table-cell table:style-name="ce819" office:value-type="string" calcext:value-type="string">
            <text:p>lm</text:p>
          </table:table-cell>
          <table:table-cell table:style-name="ce825" table:number-columns-repeated="1009"/>
          <table:table-cell table:number-columns-repeated="4"/>
        </table:table-row>
        <table:table-row table:style-name="ro5">
          <table:table-cell/>
          <table:table-cell table:style-name="ce820" office:value-type="string" calcext:value-type="string">
            <text:p>M</text:p>
          </table:table-cell>
          <table:table-cell table:style-name="ce820" office:value-type="string" calcext:value-type="string">
            <text:p>Mian</text:p>
          </table:table-cell>
          <table:table-cell table:style-name="ce820" office:value-type="string" calcext:value-type="string">
            <text:p>Mianownik </text:p>
          </table:table-cell>
          <table:table-cell table:style-name="ce820" office:value-type="string" calcext:value-type="string">
            <text:p>Име</text:p>
          </table:table-cell>
          <table:table-cell table:style-name="ce820" office:value-type="string" calcext:value-type="string">
            <text:p>Именительный </text:p>
          </table:table-cell>
          <table:table-cell table:style-name="ce820" office:value-type="string" calcext:value-type="string">
            <text:p>Наз</text:p>
          </table:table-cell>
          <table:table-cell table:style-name="ce820" office:value-type="string" calcext:value-type="string">
            <text:p>Називний </text:p>
          </table:table-cell>
          <table:table-cell table:style-name="ce820" office:value-type="string" calcext:value-type="string">
            <text:p>nominative </text:p>
          </table:table-cell>
          <table:table-cell table:style-name="ce820" office:value-type="string" calcext:value-type="string">
            <text:p>sufit </text:p>
          </table:table-cell>
          <table:table-cell table:style-name="ce820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D</text:p>
          </table:table-cell>
          <table:table-cell table:style-name="ce820" office:value-type="string" calcext:value-type="string">
            <text:p>Dop</text:p>
          </table:table-cell>
          <table:table-cell table:style-name="ce820" office:value-type="string" calcext:value-type="string">
            <text:p>Dopełniacz </text:p>
          </table:table-cell>
          <table:table-cell table:style-name="ce820" office:value-type="string" calcext:value-type="string">
            <text:p>Род</text:p>
          </table:table-cell>
          <table:table-cell table:style-name="ce820" office:value-type="string" calcext:value-type="string">
            <text:p>Родительный </text:p>
          </table:table-cell>
          <table:table-cell table:style-name="ce820" office:value-type="string" calcext:value-type="string">
            <text:p>Род</text:p>
          </table:table-cell>
          <table:table-cell table:style-name="ce820" office:value-type="string" calcext:value-type="string">
            <text:p>Родовий <text:s/></text:p>
          </table:table-cell>
          <table:table-cell table:style-name="ce820" office:value-type="string" calcext:value-type="string">
            <text:p>genitive </text:p>
          </table:table-cell>
          <table:table-cell table:style-name="ce820" office:value-type="string" calcext:value-type="string">
            <text:p>sufitu </text:p>
          </table:table-cell>
          <table:table-cell table:style-name="ce820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C</text:p>
          </table:table-cell>
          <table:table-cell table:style-name="ce820" office:value-type="string" calcext:value-type="string">
            <text:p>Cel</text:p>
          </table:table-cell>
          <table:table-cell table:style-name="ce820" office:value-type="string" calcext:value-type="string">
            <text:p>Celownik </text:p>
          </table:table-cell>
          <table:table-cell table:style-name="ce820" office:value-type="string" calcext:value-type="string">
            <text:p>Дат</text:p>
          </table:table-cell>
          <table:table-cell table:style-name="ce820" office:value-type="string" calcext:value-type="string">
            <text:p>Дательный </text:p>
          </table:table-cell>
          <table:table-cell table:style-name="ce820" office:value-type="string" calcext:value-type="string">
            <text:p>Дав</text:p>
          </table:table-cell>
          <table:table-cell table:style-name="ce820" office:value-type="string" calcext:value-type="string">
            <text:p>Давальний </text:p>
          </table:table-cell>
          <table:table-cell table:style-name="ce820" office:value-type="string" calcext:value-type="string">
            <text:p>dative </text:p>
          </table:table-cell>
          <table:table-cell table:style-name="ce820" office:value-type="string" calcext:value-type="string">
            <text:p>sufitowi </text:p>
          </table:table-cell>
          <table:table-cell table:style-name="ce820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B</text:p>
          </table:table-cell>
          <table:table-cell table:style-name="ce820" office:value-type="string" calcext:value-type="string">
            <text:p>Bier</text:p>
          </table:table-cell>
          <table:table-cell table:style-name="ce820" office:value-type="string" calcext:value-type="string">
            <text:p>Biernik </text:p>
          </table:table-cell>
          <table:table-cell table:style-name="ce820" office:value-type="string" calcext:value-type="string">
            <text:p>Вин</text:p>
          </table:table-cell>
          <table:table-cell table:style-name="ce820" office:value-type="string" calcext:value-type="string">
            <text:p>Винительный </text:p>
          </table:table-cell>
          <table:table-cell table:style-name="ce820" office:value-type="string" calcext:value-type="string">
            <text:p>Зн</text:p>
          </table:table-cell>
          <table:table-cell table:style-name="ce820" office:value-type="string" calcext:value-type="string">
            <text:p>Знахідний </text:p>
          </table:table-cell>
          <table:table-cell table:style-name="ce820" office:value-type="string" calcext:value-type="string">
            <text:p>accusative </text:p>
          </table:table-cell>
          <table:table-cell table:style-name="ce820" office:value-type="string" calcext:value-type="string">
            <text:p>sufit </text:p>
          </table:table-cell>
          <table:table-cell table:style-name="ce820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N</text:p>
          </table:table-cell>
          <table:table-cell table:style-name="ce820" office:value-type="string" calcext:value-type="string">
            <text:p>Narz</text:p>
          </table:table-cell>
          <table:table-cell table:style-name="ce820" office:value-type="string" calcext:value-type="string">
            <text:p>Narzędnik </text:p>
          </table:table-cell>
          <table:table-cell table:style-name="ce820" office:value-type="string" calcext:value-type="string">
            <text:p>Тво</text:p>
          </table:table-cell>
          <table:table-cell table:style-name="ce820" office:value-type="string" calcext:value-type="string">
            <text:p>Творительный </text:p>
          </table:table-cell>
          <table:table-cell table:style-name="ce820" office:value-type="string" calcext:value-type="string">
            <text:p>Ор</text:p>
          </table:table-cell>
          <table:table-cell table:style-name="ce820" office:value-type="string" calcext:value-type="string">
            <text:p>Орудний</text:p>
          </table:table-cell>
          <table:table-cell table:style-name="ce820" office:value-type="string" calcext:value-type="string">
            <text:p>instrumental </text:p>
          </table:table-cell>
          <table:table-cell table:style-name="ce820" office:value-type="string" calcext:value-type="string">
            <text:p>sufitem </text:p>
          </table:table-cell>
          <table:table-cell table:style-name="ce820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Ms</text:p>
          </table:table-cell>
          <table:table-cell table:style-name="ce820" office:value-type="string" calcext:value-type="string">
            <text:p>Msc</text:p>
          </table:table-cell>
          <table:table-cell table:style-name="ce820" office:value-type="string" calcext:value-type="string">
            <text:p>Miejscownik </text:p>
          </table:table-cell>
          <table:table-cell table:style-name="ce820" office:value-type="string" calcext:value-type="string">
            <text:p>Пре</text:p>
          </table:table-cell>
          <table:table-cell table:style-name="ce820" office:value-type="string" calcext:value-type="string">
            <text:p>Предложный</text:p>
          </table:table-cell>
          <table:table-cell table:style-name="ce820" office:value-type="string" calcext:value-type="string">
            <text:p>Міс</text:p>
          </table:table-cell>
          <table:table-cell table:style-name="ce820" office:value-type="string" calcext:value-type="string">
            <text:p>Місцевий </text:p>
          </table:table-cell>
          <table:table-cell table:style-name="ce820" office:value-type="string" calcext:value-type="string">
            <text:p>locative </text:p>
          </table:table-cell>
          <table:table-cell table:style-name="ce820" office:value-type="string" calcext:value-type="string">
            <text:p>suficie </text:p>
          </table:table-cell>
          <table:table-cell table:style-name="ce820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W</text:p>
          </table:table-cell>
          <table:table-cell table:style-name="ce820" office:value-type="string" calcext:value-type="string">
            <text:p>Wol</text:p>
          </table:table-cell>
          <table:table-cell table:style-name="ce820" office:value-type="string" calcext:value-type="string">
            <text:p>Wołacz </text:p>
          </table:table-cell>
          <table:table-cell table:style-name="ce820" office:value-type="string" calcext:value-type="string">
            <text:p>Зва</text:p>
          </table:table-cell>
          <table:table-cell table:style-name="ce820" office:value-type="string" calcext:value-type="string">
            <text:p>Звательный</text:p>
          </table:table-cell>
          <table:table-cell table:style-name="ce820" office:value-type="string" calcext:value-type="string">
            <text:p>Ор</text:p>
          </table:table-cell>
          <table:table-cell table:style-name="ce820" office:value-type="string" calcext:value-type="string">
            <text:p>Орудний</text:p>
          </table:table-cell>
          <table:table-cell table:style-name="ce820" office:value-type="string" calcext:value-type="string">
            <text:p>vocative </text:p>
          </table:table-cell>
          <table:table-cell table:style-name="ce820" office:value-type="string" calcext:value-type="string">
            <text:p>suficie </text:p>
          </table:table-cell>
          <table:table-cell table:style-name="ce820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822" office:value-type="string" calcext:value-type="string">
            <text:p>rzecz.</text:p>
          </table:table-cell>
          <table:table-cell table:style-name="ce822" office:value-type="string" calcext:value-type="string">
            <text:p>rzeczownik</text:p>
          </table:table-cell>
          <table:table-cell table:style-name="ce822" office:value-type="string" calcext:value-type="string">
            <text:p>сущ.</text:p>
          </table:table-cell>
          <table:table-cell table:style-name="ce824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822" office:value-type="string" calcext:value-type="string">
            <text:p>przym.</text:p>
          </table:table-cell>
          <table:table-cell table:style-name="ce822" office:value-type="string" calcext:value-type="string">
            <text:p>przymiotnik</text:p>
          </table:table-cell>
          <table:table-cell table:style-name="ce822" office:value-type="string" calcext:value-type="string">
            <text:p>прил</text:p>
          </table:table-cell>
          <table:table-cell table:style-name="ce824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822" office:value-type="string" calcext:value-type="string">
            <text:p>czas.</text:p>
          </table:table-cell>
          <table:table-cell table:style-name="ce822" office:value-type="string" calcext:value-type="string">
            <text:p>czasownik</text:p>
          </table:table-cell>
          <table:table-cell table:style-name="ce822" office:value-type="string" calcext:value-type="string">
            <text:p>глаг.</text:p>
          </table:table-cell>
          <table:table-cell table:style-name="ce824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822" office:value-type="string" calcext:value-type="string">
            <text:p>przys.</text:p>
          </table:table-cell>
          <table:table-cell table:style-name="ce822" office:value-type="string" calcext:value-type="string">
            <text:p>przysłówek</text:p>
          </table:table-cell>
          <table:table-cell table:style-name="ce822" office:value-type="string" calcext:value-type="string">
            <text:p>нареч.</text:p>
          </table:table-cell>
          <table:table-cell table:style-name="ce824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przm.</text:p>
          </table:table-cell>
          <table:table-cell table:style-name="ce822" office:value-type="string" calcext:value-type="string">
            <text:p>przyimek</text:p>
          </table:table-cell>
          <table:table-cell table:style-name="ce822" office:value-type="string" calcext:value-type="string">
            <text:p>предл.</text:p>
          </table:table-cell>
          <table:table-cell table:style-name="ce824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zaim.</text:p>
          </table:table-cell>
          <table:table-cell table:style-name="ce822" office:value-type="string" calcext:value-type="string">
            <text:p>zaimek</text:p>
          </table:table-cell>
          <table:table-cell table:style-name="ce822" office:value-type="string" calcext:value-type="string">
            <text:p>мест.</text:p>
          </table:table-cell>
          <table:table-cell table:style-name="ce824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spoj.</text:p>
          </table:table-cell>
          <table:table-cell table:style-name="ce822" office:value-type="string" calcext:value-type="string">
            <text:p>spójnik</text:p>
          </table:table-cell>
          <table:table-cell table:style-name="ce822" office:value-type="string" calcext:value-type="string">
            <text:p>кон.</text:p>
          </table:table-cell>
          <table:table-cell table:style-name="ce824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licz.</text:p>
          </table:table-cell>
          <table:table-cell table:style-name="ce822" office:value-type="string" calcext:value-type="string">
            <text:p>liczebnik</text:p>
          </table:table-cell>
          <table:table-cell table:style-name="ce822" office:value-type="string" calcext:value-type="string">
            <text:p>числ.</text:p>
          </table:table-cell>
          <table:table-cell table:style-name="ce824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822" office:value-type="string" calcext:value-type="string">
            <text:p>inne</text:p>
          </table:table-cell>
          <table:table-cell table:style-name="ce822" office:value-type="string" calcext:value-type="string">
            <text:p>др.</text:p>
          </table:table-cell>
          <table:table-cell table:style-name="ce824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821"/>
          <table:table-cell table:number-columns-repeated="1018"/>
        </table:table-row>
        <table:table-row table:style-name="ro5">
          <table:table-cell table:number-columns-repeated="5"/>
          <table:table-cell table:style-name="ce821"/>
          <table:table-cell/>
          <table:table-cell table:style-name="ce823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821"/>
          <table:table-cell/>
          <table:table-cell table:style-name="ce823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823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826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828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828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828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828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827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823" office:value-type="string" calcext:value-type="string">
            <text:p>zły</text:p>
          </table:table-cell>
          <table:table-cell table:style-name="ce823" office:value-type="string" calcext:value-type="string">
            <text:p>плохой</text:p>
          </table:table-cell>
        </table:table-row>
        <table:table-row table:style-name="ro7">
          <table:table-cell table:style-name="ce823" office:value-type="string" calcext:value-type="string">
            <text:p>плохо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obry</text:p>
          </table:table-cell>
          <table:table-cell table:style-name="ce823" office:value-type="string" calcext:value-type="string">
            <text:p>хороший</text:p>
          </table:table-cell>
        </table:table-row>
        <table:table-row table:style-name="ro7">
          <table:table-cell table:style-name="ce823" office:value-type="string" calcext:value-type="string">
            <text:p>хорош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ezczełny</text:p>
          </table:table-cell>
          <table:table-cell table:style-name="ce823" office:value-type="string" calcext:value-type="string">
            <text:p>нахальный</text:p>
          </table:table-cell>
        </table:table-row>
        <table:table-row table:style-name="ro7">
          <table:table-cell table:style-name="ce823" office:value-type="string" calcext:value-type="string">
            <text:p>наха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rutałny</text:p>
          </table:table-cell>
          <table:table-cell table:style-name="ce823" office:value-type="string" calcext:value-type="string">
            <text:p>зверский</text:p>
          </table:table-cell>
        </table:table-row>
        <table:table-row table:style-name="ro7">
          <table:table-cell table:style-name="ce823" office:value-type="string" calcext:value-type="string">
            <text:p>звер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chamski</text:p>
          </table:table-cell>
          <table:table-cell table:style-name="ce823" office:value-type="string" calcext:value-type="string">
            <text:p>невоспитанный</text:p>
          </table:table-cell>
        </table:table-row>
        <table:table-row table:style-name="ro7">
          <table:table-cell table:style-name="ce823" office:value-type="string" calcext:value-type="string">
            <text:p>невоспита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ulgarny</text:p>
          </table:table-cell>
          <table:table-cell table:style-name="ce823" office:value-type="string" calcext:value-type="string">
            <text:p>вульгарный</text:p>
          </table:table-cell>
        </table:table-row>
        <table:table-row table:style-name="ro7">
          <table:table-cell table:style-name="ce823" office:value-type="string" calcext:value-type="string">
            <text:p>вульга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agresywny</text:p>
          </table:table-cell>
          <table:table-cell table:style-name="ce823" office:value-type="string" calcext:value-type="string">
            <text:p>агрессивный</text:p>
          </table:table-cell>
        </table:table-row>
        <table:table-row table:style-name="ro7">
          <table:table-cell table:style-name="ce823" office:value-type="string" calcext:value-type="string">
            <text:p>агресси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rażliwy</text:p>
          </table:table-cell>
          <table:table-cell table:style-name="ce823" office:value-type="string" calcext:value-type="string">
            <text:p>чувствительный</text:p>
          </table:table-cell>
        </table:table-row>
        <table:table-row table:style-name="ro7">
          <table:table-cell table:style-name="ce823" office:value-type="string" calcext:value-type="string">
            <text:p>чувстви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koleźenski</text:p>
          </table:table-cell>
          <table:table-cell table:style-name="ce823" office:value-type="string" calcext:value-type="string">
            <text:p>компанейский</text:p>
          </table:table-cell>
        </table:table-row>
        <table:table-row table:style-name="ro7">
          <table:table-cell table:style-name="ce823" office:value-type="string" calcext:value-type="string">
            <text:p>компаней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iły</text:p>
          </table:table-cell>
          <table:table-cell table:style-name="ce823" office:value-type="string" calcext:value-type="string">
            <text:p>приятный</text:p>
          </table:table-cell>
        </table:table-row>
        <table:table-row table:style-name="ro7">
          <table:table-cell table:style-name="ce823" office:value-type="string" calcext:value-type="string">
            <text:p>прия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aiwny</text:p>
          </table:table-cell>
          <table:table-cell table:style-name="ce823" office:value-type="string" calcext:value-type="string">
            <text:p>наивный</text:p>
          </table:table-cell>
        </table:table-row>
        <table:table-row table:style-name="ro7">
          <table:table-cell table:style-name="ce823" office:value-type="string" calcext:value-type="string">
            <text:p>наи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ieśmialy</text:p>
          </table:table-cell>
          <table:table-cell table:style-name="ce823" office:value-type="string" calcext:value-type="string">
            <text:p>застенчивый</text:p>
          </table:table-cell>
        </table:table-row>
        <table:table-row table:style-name="ro7">
          <table:table-cell table:style-name="ce823" office:value-type="string" calcext:value-type="string">
            <text:p>застен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stydliwy</text:p>
          </table:table-cell>
          <table:table-cell table:style-name="ce823" office:value-type="string" calcext:value-type="string">
            <text:p>застенчивый</text:p>
          </table:table-cell>
        </table:table-row>
        <table:table-row table:style-name="ro7">
          <table:table-cell table:style-name="ce823" office:value-type="string" calcext:value-type="string">
            <text:p>застенчивый</text:p>
          </table:table-cell>
          <table:table-cell table:style-name="ce823"/>
        </table:table-row>
        <table:table-row table:style-name="ro7">
          <table:table-cell table:number-columns-repeated="2" table:style-name="ce823" office:value-type="string" calcext:value-type="string">
            <text:p>obojœtny</text:p>
          </table:table-cell>
        </table:table-row>
        <table:table-row table:style-name="ro7">
          <table:table-cell table:style-name="ce823" office:value-type="string" calcext:value-type="string">
            <text:p>obojœtny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dwaźny</text:p>
          </table:table-cell>
          <table:table-cell table:style-name="ce823" office:value-type="string" calcext:value-type="string">
            <text:p>отважный</text:p>
          </table:table-cell>
        </table:table-row>
        <table:table-row table:style-name="ro7">
          <table:table-cell table:style-name="ce823" office:value-type="string" calcext:value-type="string">
            <text:p>отва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tchórzliwy</text:p>
          </table:table-cell>
          <table:table-cell table:style-name="ce823" office:value-type="string" calcext:value-type="string">
            <text:p>трусливый</text:p>
          </table:table-cell>
        </table:table-row>
        <table:table-row table:style-name="ro7">
          <table:table-cell table:style-name="ce823" office:value-type="string" calcext:value-type="string">
            <text:p>трус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amolubny </text:p>
          </table:table-cell>
          <table:table-cell table:style-name="ce823" office:value-type="string" calcext:value-type="string">
            <text:p>эгоистичный</text:p>
          </table:table-cell>
        </table:table-row>
        <table:table-row table:style-name="ro7">
          <table:table-cell table:style-name="ce823" office:value-type="string" calcext:value-type="string">
            <text:p>эгоистич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egoista</text:p>
          </table:table-cell>
          <table:table-cell table:style-name="ce823" office:value-type="string" calcext:value-type="string">
            <text:p>эгоист</text:p>
          </table:table-cell>
        </table:table-row>
        <table:table-row table:style-name="ro7">
          <table:table-cell table:style-name="ce823" office:value-type="string" calcext:value-type="string">
            <text:p>эгоист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interesowny</text:p>
          </table:table-cell>
          <table:table-cell table:style-name="ce823" office:value-type="string" calcext:value-type="string">
            <text:p>любознательный</text:p>
          </table:table-cell>
        </table:table-row>
        <table:table-row table:style-name="ro7">
          <table:table-cell table:style-name="ce823" office:value-type="string" calcext:value-type="string">
            <text:p>любозна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urowy</text:p>
          </table:table-cell>
          <table:table-cell table:style-name="ce823" office:value-type="string" calcext:value-type="string">
            <text:p>суровый</text:p>
          </table:table-cell>
        </table:table-row>
        <table:table-row table:style-name="ro7">
          <table:table-cell table:style-name="ce823" office:value-type="string" calcext:value-type="string">
            <text:p>суро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łagodny</text:p>
          </table:table-cell>
          <table:table-cell table:style-name="ce823" office:value-type="string" calcext:value-type="string">
            <text:p>нежный</text:p>
          </table:table-cell>
        </table:table-row>
        <table:table-row table:style-name="ro7">
          <table:table-cell table:style-name="ce823" office:value-type="string" calcext:value-type="string">
            <text:p>не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romny</text:p>
          </table:table-cell>
          <table:table-cell table:style-name="ce823" office:value-type="string" calcext:value-type="string">
            <text:p>скромный</text:p>
          </table:table-cell>
        </table:table-row>
        <table:table-row table:style-name="ro7">
          <table:table-cell table:style-name="ce823" office:value-type="string" calcext:value-type="string">
            <text:p>скро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zczery</text:p>
          </table:table-cell>
          <table:table-cell table:style-name="ce823" office:value-type="string" calcext:value-type="string">
            <text:p>честный</text:p>
          </table:table-cell>
        </table:table-row>
        <table:table-row table:style-name="ro7">
          <table:table-cell table:style-name="ce823" office:value-type="string" calcext:value-type="string">
            <text:p>чес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fałszywy</text:p>
          </table:table-cell>
          <table:table-cell table:style-name="ce823" office:value-type="string" calcext:value-type="string">
            <text:p>ложный</text:p>
          </table:table-cell>
        </table:table-row>
        <table:table-row table:style-name="ro7">
          <table:table-cell table:style-name="ce823" office:value-type="string" calcext:value-type="string">
            <text:p>ло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błudny</text:p>
          </table:table-cell>
          <table:table-cell table:style-name="ce823" office:value-type="string" calcext:value-type="string">
            <text:p>лицемерный</text:p>
          </table:table-cell>
        </table:table-row>
        <table:table-row table:style-name="ro7">
          <table:table-cell table:style-name="ce823" office:value-type="string" calcext:value-type="string">
            <text:p>лицеме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wulicowy</text:p>
          </table:table-cell>
          <table:table-cell table:style-name="ce823" office:value-type="string" calcext:value-type="string">
            <text:p>двуликий</text:p>
          </table:table-cell>
        </table:table-row>
        <table:table-row table:style-name="ro7">
          <table:table-cell table:style-name="ce823" office:value-type="string" calcext:value-type="string">
            <text:p>двули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źyczliwy</text:p>
          </table:table-cell>
          <table:table-cell table:style-name="ce823" office:value-type="string" calcext:value-type="string">
            <text:p>дружелюбный</text:p>
          </table:table-cell>
        </table:table-row>
        <table:table-row table:style-name="ro7">
          <table:table-cell table:style-name="ce823" office:value-type="string" calcext:value-type="string">
            <text:p>дружелюб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ympatyczny</text:p>
          </table:table-cell>
          <table:table-cell table:style-name="ce823" office:value-type="string" calcext:value-type="string">
            <text:p>симпатический</text:p>
          </table:table-cell>
        </table:table-row>
        <table:table-row table:style-name="ro7">
          <table:table-cell table:style-name="ce823" office:value-type="string" calcext:value-type="string">
            <text:p>симпатиче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roczy</text:p>
          </table:table-cell>
          <table:table-cell table:style-name="ce823" office:value-type="string" calcext:value-type="string">
            <text:p>очаровательный</text:p>
          </table:table-cell>
        </table:table-row>
        <table:table-row table:style-name="ro7">
          <table:table-cell table:style-name="ce823" office:value-type="string" calcext:value-type="string">
            <text:p>очарова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ryty</text:p>
          </table:table-cell>
          <table:table-cell table:style-name="ce823" office:value-type="string" calcext:value-type="string">
            <text:p>скрытный</text:p>
          </table:table-cell>
        </table:table-row>
        <table:table-row table:style-name="ro7">
          <table:table-cell table:style-name="ce823" office:value-type="string" calcext:value-type="string">
            <text:p>скры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cierpliwy</text:p>
          </table:table-cell>
          <table:table-cell table:style-name="ce823" office:value-type="string" calcext:value-type="string">
            <text:p>терпели́вый</text:p>
          </table:table-cell>
        </table:table-row>
        <table:table-row table:style-name="ro7">
          <table:table-cell table:style-name="ce823" office:value-type="string" calcext:value-type="string">
            <text:p>терпели́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pokojny</text:p>
          </table:table-cell>
          <table:table-cell table:style-name="ce823" office:value-type="string" calcext:value-type="string">
            <text:p>спокойный</text:p>
          </table:table-cell>
        </table:table-row>
        <table:table-row table:style-name="ro7">
          <table:table-cell table:style-name="ce823" office:value-type="string" calcext:value-type="string">
            <text:p>спокой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erwowy</text:p>
          </table:table-cell>
          <table:table-cell table:style-name="ce823" office:value-type="string" calcext:value-type="string">
            <text:p>нервный</text:p>
          </table:table-cell>
        </table:table-row>
        <table:table-row table:style-name="ro7">
          <table:table-cell table:style-name="ce823" office:value-type="string" calcext:value-type="string">
            <text:p>нер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ybuchowy</text:p>
          </table:table-cell>
          <table:table-cell table:style-name="ce823" office:value-type="string" calcext:value-type="string">
            <text:p>вспыльчивый</text:p>
          </table:table-cell>
        </table:table-row>
        <table:table-row table:style-name="ro7">
          <table:table-cell table:style-name="ce823" office:value-type="string" calcext:value-type="string">
            <text:p>вспыль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przejmy</text:p>
          </table:table-cell>
          <table:table-cell table:style-name="ce823" office:value-type="string" calcext:value-type="string">
            <text:p>учтивый</text:p>
          </table:table-cell>
        </table:table-row>
        <table:table-row table:style-name="ro7">
          <table:table-cell table:style-name="ce823" office:value-type="string" calcext:value-type="string">
            <text:p>учт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rzeczny</text:p>
          </table:table-cell>
          <table:table-cell table:style-name="ce823" office:value-type="string" calcext:value-type="string">
            <text:p>вежливый</text:p>
          </table:table-cell>
        </table:table-row>
        <table:table-row table:style-name="ro7">
          <table:table-cell table:style-name="ce823" office:value-type="string" calcext:value-type="string">
            <text:p>веж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zdolny</text:p>
          </table:table-cell>
          <table:table-cell table:style-name="ce823" office:value-type="string" calcext:value-type="string">
            <text:p>способный</text:p>
          </table:table-cell>
        </table:table-row>
        <table:table-row table:style-name="ro7">
          <table:table-cell table:style-name="ce823" office:value-type="string" calcext:value-type="string">
            <text:p>способ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umny</text:p>
          </table:table-cell>
          <table:table-cell table:style-name="ce823" office:value-type="string" calcext:value-type="string">
            <text:p>гордый</text:p>
          </table:table-cell>
        </table:table-row>
        <table:table-row table:style-name="ro7">
          <table:table-cell table:style-name="ce823" office:value-type="string" calcext:value-type="string">
            <text:p>горд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talentowany</text:p>
          </table:table-cell>
          <table:table-cell table:style-name="ce823" office:value-type="string" calcext:value-type="string">
            <text:p>одаренный</text:p>
          </table:table-cell>
        </table:table-row>
        <table:table-row table:style-name="ro7">
          <table:table-cell table:style-name="ce823" office:value-type="string" calcext:value-type="string">
            <text:p>одаре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ilny</text:p>
          </table:table-cell>
          <table:table-cell table:style-name="ce823" office:value-type="string" calcext:value-type="string">
            <text:p>срочный</text:p>
          </table:table-cell>
        </table:table-row>
        <table:table-row table:style-name="ro7">
          <table:table-cell table:style-name="ce823" office:value-type="string" calcext:value-type="string">
            <text:p>сроч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ambitny</text:p>
          </table:table-cell>
          <table:table-cell table:style-name="ce823" office:value-type="string" calcext:value-type="string">
            <text:p>честолюбивый</text:p>
          </table:table-cell>
        </table:table-row>
        <table:table-row table:style-name="ro7">
          <table:table-cell table:style-name="ce823" office:value-type="string" calcext:value-type="string">
            <text:p>честолюб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racowity</text:p>
          </table:table-cell>
          <table:table-cell table:style-name="ce823" office:value-type="string" calcext:value-type="string">
            <text:p>трудолюбивый</text:p>
          </table:table-cell>
        </table:table-row>
        <table:table-row table:style-name="ro7">
          <table:table-cell table:style-name="ce823" office:value-type="string" calcext:value-type="string">
            <text:p>трудолюб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leniwy</text:p>
          </table:table-cell>
          <table:table-cell table:style-name="ce823" office:value-type="string" calcext:value-type="string">
            <text:p>ленивый</text:p>
          </table:table-cell>
        </table:table-row>
        <table:table-row table:style-name="ro7">
          <table:table-cell table:style-name="ce823" office:value-type="string" calcext:value-type="string">
            <text:p>лен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bowiązkowy</text:p>
          </table:table-cell>
          <table:table-cell table:style-name="ce823" office:value-type="string" calcext:value-type="string">
            <text:p>принудительная</text:p>
          </table:table-cell>
        </table:table-row>
        <table:table-row table:style-name="ro7">
          <table:table-cell table:style-name="ce823" office:value-type="string" calcext:value-type="string">
            <text:p>принудительная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olidny</text:p>
          </table:table-cell>
          <table:table-cell table:style-name="ce823" office:value-type="string" calcext:value-type="string">
            <text:p>твердый</text:p>
          </table:table-cell>
        </table:table-row>
        <table:table-row table:style-name="ro7">
          <table:table-cell table:style-name="ce823" office:value-type="string" calcext:value-type="string">
            <text:p>тверд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unktualny</text:p>
          </table:table-cell>
          <table:table-cell table:style-name="ce823" office:value-type="string" calcext:value-type="string">
            <text:p>пунктуальный</text:p>
          </table:table-cell>
        </table:table-row>
        <table:table-row table:style-name="ro7">
          <table:table-cell table:style-name="ce823" office:value-type="string" calcext:value-type="string">
            <text:p>пунктуа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adry</text:p>
          </table:table-cell>
          <table:table-cell table:style-name="ce823" office:value-type="string" calcext:value-type="string">
            <text:p>мудрый</text:p>
          </table:table-cell>
        </table:table-row>
        <table:table-row table:style-name="ro7">
          <table:table-cell table:style-name="ce823" office:value-type="string" calcext:value-type="string">
            <text:p>мудр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waźny</text:p>
          </table:table-cell>
          <table:table-cell table:style-name="ce823" office:value-type="string" calcext:value-type="string">
            <text:p>вдумчивый</text:p>
          </table:table-cell>
        </table:table-row>
        <table:table-row table:style-name="ro7">
          <table:table-cell table:style-name="ce823" office:value-type="string" calcext:value-type="string">
            <text:p>вдум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sądny</text:p>
          </table:table-cell>
          <table:table-cell table:style-name="ce823" office:value-type="string" calcext:value-type="string">
            <text:p>рассуди́тельный</text:p>
          </table:table-cell>
        </table:table-row>
        <table:table-row table:style-name="ro7">
          <table:table-cell table:style-name="ce823" office:value-type="string" calcext:value-type="string">
            <text:p>рассуди́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łupi</text:p>
          </table:table-cell>
          <table:table-cell table:style-name="ce823" office:value-type="string" calcext:value-type="string">
            <text:p>глупый</text:p>
          </table:table-cell>
        </table:table-row>
        <table:table-row table:style-name="ro7">
          <table:table-cell table:style-name="ce823" office:value-type="string" calcext:value-type="string">
            <text:p>глуп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inteligentny</text:p>
          </table:table-cell>
          <table:table-cell table:style-name="ce823" office:value-type="string" calcext:value-type="string">
            <text:p>умный</text:p>
          </table:table-cell>
        </table:table-row>
        <table:table-row table:style-name="ro7">
          <table:table-cell table:style-name="ce823" office:value-type="string" calcext:value-type="string">
            <text:p>у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kulturalny</text:p>
          </table:table-cell>
          <table:table-cell table:style-name="ce823" office:value-type="string" calcext:value-type="string">
            <text:p>культурный</text:p>
          </table:table-cell>
        </table:table-row>
        <table:table-row table:style-name="ro7">
          <table:table-cell table:style-name="ce823" office:value-type="string" calcext:value-type="string">
            <text:p>культу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ychowany</text:p>
          </table:table-cell>
          <table:table-cell table:style-name="ce823" office:value-type="string" calcext:value-type="string">
            <text:p>образованный</text:p>
          </table:table-cell>
        </table:table-row>
        <table:table-row table:style-name="ro7">
          <table:table-cell table:style-name="ce823" office:value-type="string" calcext:value-type="string">
            <text:p>образова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prytny</text:p>
          </table:table-cell>
          <table:table-cell table:style-name="ce823" office:value-type="string" calcext:value-type="string">
            <text:p>умный</text:p>
          </table:table-cell>
        </table:table-row>
        <table:table-row table:style-name="ro7">
          <table:table-cell table:style-name="ce823" office:value-type="string" calcext:value-type="string">
            <text:p>у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ystry</text:p>
          </table:table-cell>
          <table:table-cell table:style-name="ce823" office:value-type="string" calcext:value-type="string">
            <text:p>яркий</text:p>
          </table:table-cell>
        </table:table-row>
        <table:table-row table:style-name="ro7">
          <table:table-cell table:style-name="ce823" office:value-type="string" calcext:value-type="string">
            <text:p>яр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party</text:p>
          </table:table-cell>
          <table:table-cell table:style-name="ce823" office:value-type="string" calcext:value-type="string">
            <text:p>упрямый</text:p>
          </table:table-cell>
        </table:table-row>
        <table:table-row table:style-name="ro7">
          <table:table-cell table:style-name="ce823" office:value-type="string" calcext:value-type="string">
            <text:p>упрям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elokwentny</text:p>
          </table:table-cell>
          <table:table-cell table:style-name="ce823" office:value-type="string" calcext:value-type="string">
            <text:p>красноречивый</text:p>
          </table:table-cell>
        </table:table-row>
        <table:table-row table:style-name="ro7">
          <table:table-cell table:style-name="ce823" office:value-type="string" calcext:value-type="string">
            <text:p>красноре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mutny</text:p>
          </table:table-cell>
          <table:table-cell table:style-name="ce823" office:value-type="string" calcext:value-type="string">
            <text:p>грустный</text:p>
          </table:table-cell>
        </table:table-row>
        <table:table-row table:style-name="ro7">
          <table:table-cell table:style-name="ce823" office:value-type="string" calcext:value-type="string">
            <text:p>грус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onury</text:p>
          </table:table-cell>
          <table:table-cell table:style-name="ce823" office:value-type="string" calcext:value-type="string">
            <text:p>тоскливый</text:p>
          </table:table-cell>
        </table:table-row>
        <table:table-row table:style-name="ro7">
          <table:table-cell table:style-name="ce823" office:value-type="string" calcext:value-type="string">
            <text:p>тоск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esoły</text:p>
          </table:table-cell>
          <table:table-cell table:style-name="ce823" office:value-type="string" calcext:value-type="string">
            <text:p>веселый</text:p>
          </table:table-cell>
        </table:table-row>
        <table:table-row table:style-name="ro7">
          <table:table-cell table:style-name="ce823" office:value-type="string" calcext:value-type="string">
            <text:p>весел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owcipny z humorem</text:p>
          </table:table-cell>
          <table:table-cell table:style-name="ce823" office:value-type="string" calcext:value-type="string">
            <text:p>с остроумным юмором</text:p>
          </table:table-cell>
        </table:table-row>
        <table:table-row table:style-name="ro7">
          <table:table-cell table:style-name="ce823" office:value-type="string" calcext:value-type="string">
            <text:p>с остроумным юмором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ogodny</text:p>
          </table:table-cell>
          <table:table-cell table:style-name="ce823" office:value-type="string" calcext:value-type="string">
            <text:p>веселый</text:p>
          </table:table-cell>
        </table:table-row>
        <table:table-row table:style-name="ro7">
          <table:table-cell table:style-name="ce823" office:value-type="string" calcext:value-type="string">
            <text:p>весел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ąpy</text:p>
          </table:table-cell>
          <table:table-cell table:style-name="ce823" office:value-type="string" calcext:value-type="string">
            <text:p>скупой</text:p>
          </table:table-cell>
        </table:table-row>
        <table:table-row table:style-name="ro7">
          <table:table-cell table:style-name="ce823" office:value-type="string" calcext:value-type="string">
            <text:p>скупо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szczędny</text:p>
          </table:table-cell>
          <table:table-cell table:style-name="ce823" office:value-type="string" calcext:value-type="string">
            <text:p>скудный</text:p>
          </table:table-cell>
        </table:table-row>
        <table:table-row table:style-name="ro7">
          <table:table-cell table:style-name="ce823" office:value-type="string" calcext:value-type="string">
            <text:p>скуд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rzutny</text:p>
          </table:table-cell>
          <table:table-cell table:style-name="ce823" office:value-type="string" calcext:value-type="string">
            <text:p>расточать</text:p>
          </table:table-cell>
        </table:table-row>
        <table:table-row table:style-name="ro7">
          <table:table-cell table:style-name="ce823" office:value-type="string" calcext:value-type="string">
            <text:p>расточать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ościnny</text:p>
          </table:table-cell>
          <table:table-cell table:style-name="ce823" office:value-type="string" calcext:value-type="string">
            <text:p>гостеприимный</text:p>
          </table:table-cell>
        </table:table-row>
        <table:table-row table:style-name="ro7">
          <table:table-cell table:style-name="ce823" office:value-type="string" calcext:value-type="string">
            <text:p>гостеприимный</text:p>
          </table:table-cell>
          <table:table-cell table:style-name="ce823"/>
        </table:table-row>
        <table:table-row table:style-name="ro7">
          <table:table-cell table:number-columns-repeated="2" table:style-name="ce823" office:value-type="string" calcext:value-type="string">
            <text:p>tolerancijny</text:p>
          </table:table-cell>
        </table:table-row>
        <table:table-row table:style-name="ro7">
          <table:table-cell table:style-name="ce823" office:value-type="string" calcext:value-type="string">
            <text:p>tolerancijny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zarozumiały</text:p>
          </table:table-cell>
          <table:table-cell table:style-name="ce823" office:value-type="string" calcext:value-type="string">
            <text:p>тщеславный</text:p>
          </table:table-cell>
        </table:table-row>
        <table:table-row table:style-name="ro7">
          <table:table-cell table:style-name="ce823" office:value-type="string" calcext:value-type="string">
            <text:p>тщесла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ewny sobie</text:p>
          </table:table-cell>
          <table:table-cell table:style-name="ce823" office:value-type="string" calcext:value-type="string">
            <text:p>уверенный в себе</text:p>
          </table:table-cell>
        </table:table-row>
        <table:table-row table:style-name="ro7">
          <table:table-cell table:style-name="ce823" office:value-type="string" calcext:value-type="string">
            <text:p>уверенный в себе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adatliwy</text:p>
          </table:table-cell>
          <table:table-cell table:style-name="ce823" office:value-type="string" calcext:value-type="string">
            <text:p>разговорчивый</text:p>
          </table:table-cell>
        </table:table-row>
        <table:table-row table:style-name="ro7">
          <table:table-cell table:style-name="ce823" office:value-type="string" calcext:value-type="string">
            <text:p>разговор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ałomowny</text:p>
          </table:table-cell>
          <table:table-cell table:style-name="ce823" office:value-type="string" calcext:value-type="string">
            <text:p>неразговорчивый</text:p>
          </table:table-cell>
        </table:table-row>
        <table:table-row table:style-name="ro7">
          <table:table-cell table:style-name="ce823" office:value-type="string" calcext:value-type="string">
            <text:p>неразговор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ptymista</text:p>
          </table:table-cell>
          <table:table-cell table:style-name="ce823" office:value-type="string" calcext:value-type="string">
            <text:p>оптимист</text:p>
          </table:table-cell>
        </table:table-row>
        <table:table-row table:style-name="ro7">
          <table:table-cell table:style-name="ce823" office:value-type="string" calcext:value-type="string">
            <text:p>оптимист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esymista</text:p>
          </table:table-cell>
          <table:table-cell table:style-name="ce823" office:value-type="string" calcext:value-type="string">
            <text:p>пессимист</text:p>
          </table:table-cell>
        </table:table-row>
        <table:table-row table:style-name="ro7">
          <table:table-cell table:style-name="ce823" office:value-type="string" calcext:value-type="string">
            <text:p>пессимист</text:p>
          </table:table-cell>
          <table:table-cell table:style-name="ce823"/>
        </table:table-row>
        <table:table-row table:style-name="ro7">
          <table:table-cell table:style-name="ce823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833"/>
        <table:table-row table:style-name="ro8" table:number-rows-repeated="2">
          <table:table-cell table:style-name="ce831"/>
          <table:table-cell table:number-columns-repeated="1023"/>
        </table:table-row>
        <table:table-row table:style-name="ro8">
          <table:table-cell table:style-name="ce832" office:value-type="string" calcext:value-type="string">
            <text:p>przypadek</text:p>
          </table:table-cell>
          <table:table-cell table:style-name="ce832" office:value-type="string" calcext:value-type="string">
            <text:p>liczba pojedyncza</text:p>
          </table:table-cell>
          <table:table-cell table:style-name="ce832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mianownik</text:p>
          </table:table-cell>
          <table:table-cell table:style-name="ce832" office:value-type="string" calcext:value-type="string">
            <text:p>tysiąc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dopełniacz</text:p>
          </table:table-cell>
          <table:table-cell table:style-name="ce832" office:value-type="string" calcext:value-type="string">
            <text:p>tysiąca</text:p>
          </table:table-cell>
          <table:table-cell table:style-name="ce832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celownik</text:p>
          </table:table-cell>
          <table:table-cell table:style-name="ce832" office:value-type="string" calcext:value-type="string">
            <text:p>tysiącowi</text:p>
          </table:table-cell>
          <table:table-cell table:style-name="ce832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biernik</text:p>
          </table:table-cell>
          <table:table-cell table:style-name="ce832" office:value-type="string" calcext:value-type="string">
            <text:p>tysiąc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narzędnik</text:p>
          </table:table-cell>
          <table:table-cell table:style-name="ce832" office:value-type="string" calcext:value-type="string">
            <text:p>tysiącem</text:p>
          </table:table-cell>
          <table:table-cell table:style-name="ce832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miejscownik</text:p>
          </table:table-cell>
          <table:table-cell table:style-name="ce832" office:value-type="string" calcext:value-type="string">
            <text:p>tysiącu</text:p>
          </table:table-cell>
          <table:table-cell table:style-name="ce832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wołacz</text:p>
          </table:table-cell>
          <table:table-cell table:style-name="ce832" office:value-type="string" calcext:value-type="string">
            <text:p>tysiącu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831"/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43" table:default-cell-style-name="ce671"/>
        <table:table-column table:style-name="co44" table:default-cell-style-name="ce671"/>
        <table:table-column table:style-name="co43" table:number-columns-repeated="3" table:default-cell-style-name="ce671"/>
        <table:table-column table:style-name="co45" table:default-cell-style-name="ce671"/>
        <table:table-column table:style-name="co43" table:default-cell-style-name="ce671"/>
        <table:table-column table:style-name="co46" table:default-cell-style-name="ce671"/>
        <table:table-column table:style-name="co47" table:default-cell-style-name="ce671"/>
        <table:table-column table:style-name="co43" table:number-columns-repeated="6" table:default-cell-style-name="ce671"/>
        <table:table-column table:style-name="co48" table:default-cell-style-name="ce671"/>
        <table:table-column table:style-name="co43" table:number-columns-repeated="1008" table:default-cell-style-name="ce671"/>
        <table:table-row table:style-name="ro1">
          <table:table-cell table:style-name="ce647" office:value-type="string" calcext:value-type="string">
            <text:p>L1_level</text:p>
          </table:table-cell>
          <table:table-cell table:style-name="ce647" office:value-type="string" calcext:value-type="string">
            <text:p>L1_title</text:p>
          </table:table-cell>
          <table:table-cell table:style-name="ce647" office:value-type="string" calcext:value-type="string">
            <text:p>L1_ident</text:p>
          </table:table-cell>
          <table:table-cell table:style-name="ce647" office:value-type="string" calcext:value-type="string">
            <text:p>L1_type</text:p>
          </table:table-cell>
          <table:table-cell table:style-name="ce647" office:value-type="string" calcext:value-type="string">
            <text:p>L1_single</text:p>
          </table:table-cell>
          <table:table-cell table:style-name="ce647" office:value-type="string" calcext:value-type="string">
            <text:p>L1_word</text:p>
          </table:table-cell>
          <table:table-cell table:style-name="ce647" office:value-type="string" calcext:value-type="string">
            <text:p>L1_plural</text:p>
          </table:table-cell>
          <table:table-cell table:style-name="ce722" office:value-type="string" calcext:value-type="string">
            <text:p>L1_aword</text:p>
          </table:table-cell>
          <table:table-cell table:style-name="ce647" office:value-type="string" calcext:value-type="string">
            <text:p>L1_p1desc</text:p>
          </table:table-cell>
          <table:table-cell table:style-name="ce647" office:value-type="string" calcext:value-type="string">
            <text:p>L1_p1word</text:p>
          </table:table-cell>
          <table:table-cell table:style-name="ce647" office:value-type="string" calcext:value-type="string">
            <text:p>L1_p2desc</text:p>
          </table:table-cell>
          <table:table-cell table:style-name="ce647" office:value-type="string" calcext:value-type="string">
            <text:p>L1_p2word</text:p>
          </table:table-cell>
          <table:table-cell table:style-name="ce730" office:value-type="string" calcext:value-type="string">
            <text:p>L1_p3desc</text:p>
          </table:table-cell>
          <table:table-cell table:style-name="ce730" office:value-type="string" calcext:value-type="string">
            <text:p>L1_p3word</text:p>
          </table:table-cell>
          <table:table-cell table:style-name="ce733" office:value-type="string" calcext:value-type="string">
            <text:p>L1_example</text:p>
          </table:table-cell>
          <table:table-cell table:style-name="ce735" office:value-type="string" calcext:value-type="string">
            <text:p>L1_counter</text:p>
          </table:table-cell>
          <table:table-cell table:style-name="ce736"/>
          <table:table-cell table:style-name="ce717" table:number-columns-repeated="100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6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sześćdziesiątym szóstym</text:p>
          </table:table-cell>
          <table:table-cell table:style-name="ce703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];&quot; (&quot;;[.Q2];&quot;)&quot;)" office:value-type="string" office:string-value="Ver. 1.11.28 (1)" calcext:value-type="string">
            <text:p>Ver. 1.11.28 (1)</text:p>
          </table:table-cell>
          <table:table-cell table:style-name="ce737" office:value-type="string" calcext:value-type="string">
            <text:p>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eszko I <text:s/>Data chrztu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];&quot; (&quot;;[.Q3];&quot;)&quot;)" office:value-type="string" office:string-value="Ver. 1.11.28 (1)" calcext:value-type="string">
            <text:p>Ver. 1.11.28 (1)</text:p>
          </table:table-cell>
          <table:table-cell table:style-name="ce737" office:value-type="string" calcext:value-type="string">
            <text:p>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02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udziestego p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];&quot; (&quot;;[.Q4];&quot;)&quot;)" office:value-type="string" office:string-value="Ver. 1.11.28 (2)" calcext:value-type="string">
            <text:p>Ver. 1.11.28 (2)</text:p>
          </table:table-cell>
          <table:table-cell table:style-name="ce737" office:value-type="string" calcext:value-type="string">
            <text:p>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owany Bolesław Chorobry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];&quot; (&quot;;[.Q5];&quot;)&quot;)" office:value-type="string" office:string-value="Ver. 1.11.28 (2)" calcext:value-type="string">
            <text:p>Ver. 1.11.28 (2)</text:p>
          </table:table-cell>
          <table:table-cell table:style-name="ce737" office:value-type="string" calcext:value-type="string">
            <text:p>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dziewię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];&quot; (&quot;;[.Q6];&quot;)&quot;)" office:value-type="string" office:string-value="Ver. 1.11.28 (3)" calcext:value-type="string">
            <text:p>Ver. 1.11.28 (3)</text:p>
          </table:table-cell>
          <table:table-cell table:style-name="ce737" office:value-type="string" calcext:value-type="string">
            <text:p>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anonizowano Świętego Wojciech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7];&quot; (&quot;;[.Q7];&quot;)&quot;)" office:value-type="string" office:string-value="Ver. 1.11.28 (3)" calcext:value-type="string">
            <text:p>Ver. 1.11.28 (3)</text:p>
          </table:table-cell>
          <table:table-cell table:style-name="ce737" office:value-type="string" calcext:value-type="string">
            <text:p>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13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to trzydziestym ósm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8];&quot; (&quot;;[.Q8];&quot;)&quot;)" office:value-type="string" office:string-value="Ver. 1.11.28 (4)" calcext:value-type="string">
            <text:p>Ver. 1.11.28 (4)</text:p>
          </table:table-cell>
          <table:table-cell table:style-name="ce737" office:value-type="string" calcext:value-type="string">
            <text:p>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Testament <text:s/>Bolesława Krzywoust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9];&quot; (&quot;;[.Q9];&quot;)&quot;)" office:value-type="string" office:string-value="Ver. 1.11.28 (4)" calcext:value-type="string">
            <text:p>Ver. 1.11.28 (4)</text:p>
          </table:table-cell>
          <table:table-cell table:style-name="ce737" office:value-type="string" calcext:value-type="string">
            <text:p>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2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dwudziestym szó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0];&quot; (&quot;;[.Q10];&quot;)&quot;)" office:value-type="string" office:string-value="Ver. 1.11.28 (5)" calcext:value-type="string">
            <text:p>Ver. 1.11.28 (5)</text:p>
          </table:table-cell>
          <table:table-cell table:style-name="ce737" office:value-type="string" calcext:value-type="string">
            <text:p>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rad Mazowiecki sprowadził Krzyżaków do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1];&quot; (&quot;;[.Q11];&quot;)&quot;)" office:value-type="string" office:string-value="Ver. 1.11.28 (5)" calcext:value-type="string">
            <text:p>Ver. 1.11.28 (5)</text:p>
          </table:table-cell>
          <table:table-cell table:style-name="ce737" office:value-type="string" calcext:value-type="string">
            <text:p>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4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czterdziestym pierwsz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2];&quot; (&quot;;[.Q12];&quot;)&quot;)" office:value-type="string" office:string-value="Ver. 1.11.28 (6)" calcext:value-type="string">
            <text:p>Ver. 1.11.28 (6)</text:p>
          </table:table-cell>
          <table:table-cell table:style-name="ce737" office:value-type="string" calcext:value-type="string">
            <text:p>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napad Tatarów (bitwa pod Legnicą)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3];&quot; (&quot;;[.Q13];&quot;)&quot;)" office:value-type="string" office:string-value="Ver. 1.11.28 (6)" calcext:value-type="string">
            <text:p>Ver. 1.11.28 (6)</text:p>
          </table:table-cell>
          <table:table-cell table:style-name="ce737" office:value-type="string" calcext:value-type="string">
            <text:p>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dwudzie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4];&quot; (&quot;;[.Q14];&quot;)&quot;)" office:value-type="string" office:string-value="Ver. 1.11.28 (7)" calcext:value-type="string">
            <text:p>Ver. 1.11.28 (7)</text:p>
          </table:table-cell>
          <table:table-cell table:style-name="ce737" office:value-type="string" calcext:value-type="string">
            <text:p>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acja Władysława Łokietka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5];&quot; (&quot;;[.Q15];&quot;)&quot;)" office:value-type="string" office:string-value="Ver. 1.11.28 (7)" calcext:value-type="string">
            <text:p>Ver. 1.11.28 (7)</text:p>
          </table:table-cell>
          <table:table-cell table:style-name="ce737" office:value-type="string" calcext:value-type="string">
            <text:p>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7 września 1331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siódmego września tysiąc trzysta trzy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6];&quot; (&quot;;[.Q16];&quot;)&quot;)" office:value-type="string" office:string-value="Ver. 1.11.28 (8)" calcext:value-type="string">
            <text:p>Ver. 1.11.28 (8)</text:p>
          </table:table-cell>
          <table:table-cell table:style-name="ce737" office:value-type="string" calcext:value-type="string">
            <text:p>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bitwa pod Płowcam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7];&quot; (&quot;;[.Q17];&quot;)&quot;)" office:value-type="string" office:string-value="Ver. 1.11.28 (8)" calcext:value-type="string">
            <text:p>Ver. 1.11.28 (8)</text:p>
          </table:table-cell>
          <table:table-cell table:style-name="ce737" office:value-type="string" calcext:value-type="string">
            <text:p>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364" calcext:value-type="float">
            <text:p>13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si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8];&quot; (&quot;;[.Q18];&quot;)&quot;)" office:value-type="string" office:string-value="Ver. 1.11.28 (9)" calcext:value-type="string">
            <text:p>Ver. 1.11.28 (9)</text:p>
          </table:table-cell>
          <table:table-cell table:style-name="ce737" office:value-type="string" calcext:value-type="string">
            <text:p>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ałożenie Uniwersytetu w Krakowi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9];&quot; (&quot;;[.Q19];&quot;)&quot;)" office:value-type="string" office:string-value="Ver. 1.11.28 (9)" calcext:value-type="string">
            <text:p>Ver. 1.11.28 (9)</text:p>
          </table:table-cell>
          <table:table-cell table:style-name="ce737" office:value-type="string" calcext:value-type="string">
            <text:p>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8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osiem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0];&quot; (&quot;;[.Q20];&quot;)&quot;)" office:value-type="string" office:string-value="Ver. 1.11.28 (10)" calcext:value-type="string">
            <text:p>Ver. 1.11.28 (10)</text:p>
          </table:table-cell>
          <table:table-cell table:style-name="ce737" office:value-type="string" calcext:value-type="string">
            <text:p>1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Unia Krewska odbyła się w 1385r. w Krewie 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1];&quot; (&quot;;[.Q21];&quot;)&quot;)" office:value-type="string" office:string-value="Ver. 1.11.28 (10)" calcext:value-type="string">
            <text:p>Ver. 1.11.28 (10)</text:p>
          </table:table-cell>
          <table:table-cell table:style-name="ce737" office:value-type="string" calcext:value-type="string">
            <text:p>1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lipca 141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lipca tysiąc czterysta dzies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2];&quot; (&quot;;[.Q22];&quot;)&quot;)" office:value-type="string" office:string-value="Ver. 1.11.28 (11)" calcext:value-type="string">
            <text:p>Ver. 1.11.28 (11)</text:p>
          </table:table-cell>
          <table:table-cell table:style-name="ce737" office:value-type="string" calcext:value-type="string">
            <text:p>1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Bitwa pod Grunwaldem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3];&quot; (&quot;;[.Q23];&quot;)&quot;)" office:value-type="string" office:string-value="Ver. 1.11.28 (11)" calcext:value-type="string">
            <text:p>Ver. 1.11.28 (11)</text:p>
          </table:table-cell>
          <table:table-cell table:style-name="ce737" office:value-type="string" calcext:value-type="string">
            <text:p>1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444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czterysta czterdzies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4];&quot; (&quot;;[.Q24];&quot;)&quot;)" office:value-type="string" office:string-value="Ver. 1.11.28 (12)" calcext:value-type="string">
            <text:p>Ver. 1.11.28 (12)</text:p>
          </table:table-cell>
          <table:table-cell table:style-name="ce737" office:value-type="string" calcext:value-type="string">
            <text:p>1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ginął Król Władysław Warneńczyk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5];&quot; (&quot;;[.Q25];&quot;)&quot;)" office:value-type="string" office:string-value="Ver. 1.11.28 (12)" calcext:value-type="string">
            <text:p>Ver. 1.11.28 (12)</text:p>
          </table:table-cell>
          <table:table-cell table:style-name="ce737" office:value-type="string" calcext:value-type="string">
            <text:p>1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56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pięćset sześ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6];&quot; (&quot;;[.Q26];&quot;)&quot;)" office:value-type="string" office:string-value="Ver. 1.11.28 (13)" calcext:value-type="string">
            <text:p>Ver. 1.11.28 (13)</text:p>
          </table:table-cell>
          <table:table-cell table:style-name="ce737" office:value-type="string" calcext:value-type="string">
            <text:p>1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Unia Lubelsk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7];&quot; (&quot;;[.Q27];&quot;)&quot;)" office:value-type="string" office:string-value="Ver. 1.11.28 (13)" calcext:value-type="string">
            <text:p>Ver. 1.11.28 (13)</text:p>
          </table:table-cell>
          <table:table-cell table:style-name="ce737" office:value-type="string" calcext:value-type="string">
            <text:p>1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655-1660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z tysiąc sześćset pięćdziesiątego piątego po tysiąc sześćset sześćdziesiąty rok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8];&quot; (&quot;;[.Q28];&quot;)&quot;)" office:value-type="string" office:string-value="Ver. 1.11.28 (14)" calcext:value-type="string">
            <text:p>Ver. 1.11.28 (14)</text:p>
          </table:table-cell>
          <table:table-cell table:style-name="ce737" office:value-type="string" calcext:value-type="string">
            <text:p>1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ał miejsce Potop szwed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9];&quot; (&quot;;[.Q29];&quot;)&quot;)" office:value-type="string" office:string-value="Ver. 1.11.28 (14)" calcext:value-type="string">
            <text:p>Ver. 1.11.28 (14)</text:p>
          </table:table-cell>
          <table:table-cell table:style-name="ce737" office:value-type="string" calcext:value-type="string">
            <text:p>1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z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0];&quot; (&quot;;[.Q30];&quot;)&quot;)" office:value-type="string" office:string-value="Ver. 1.11.28 (15)" calcext:value-type="string">
            <text:p>Ver. 1.11.28 (15)</text:p>
          </table:table-cell>
          <table:table-cell table:style-name="ce737" office:value-type="string" calcext:value-type="string">
            <text:p>1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Elekcja ostatniego króla Polski - Stanisława Augusta Poniato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1];&quot; (&quot;;[.Q31];&quot;)&quot;)" office:value-type="string" office:string-value="Ver. 1.11.28 (15)" calcext:value-type="string">
            <text:p>Ver. 1.11.28 (15)</text:p>
          </table:table-cell>
          <table:table-cell table:style-name="ce737" office:value-type="string" calcext:value-type="string">
            <text:p>1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72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iedemdziesiątym drug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2];&quot; (&quot;;[.Q32];&quot;)&quot;)" office:value-type="string" office:string-value="Ver. 1.11.28 (16)" calcext:value-type="string">
            <text:p>Ver. 1.11.28 (16)</text:p>
          </table:table-cell>
          <table:table-cell table:style-name="ce737" office:value-type="string" calcext:value-type="string">
            <text:p>1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3];&quot; (&quot;;[.Q33];&quot;)&quot;)" office:value-type="string" office:string-value="Ver. 1.11.28 (16)" calcext:value-type="string">
            <text:p>Ver. 1.11.28 (16)</text:p>
          </table:table-cell>
          <table:table-cell table:style-name="ce737" office:value-type="string" calcext:value-type="string">
            <text:p>1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3 maja 1791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eciego maja tysiąc siedemset dziewięćdziesią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4];&quot; (&quot;;[.Q34];&quot;)&quot;)" office:value-type="string" office:string-value="Ver. 1.11.28 (17)" calcext:value-type="string">
            <text:p>Ver. 1.11.28 (17)</text:p>
          </table:table-cell>
          <table:table-cell table:style-name="ce737" office:value-type="string" calcext:value-type="string">
            <text:p>1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stytucja 3 Maj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5];&quot; (&quot;;[.Q35];&quot;)&quot;)" office:value-type="string" office:string-value="Ver. 1.11.28 (17)" calcext:value-type="string">
            <text:p>Ver. 1.11.28 (17)</text:p>
          </table:table-cell>
          <table:table-cell table:style-name="ce737" office:value-type="string" calcext:value-type="string">
            <text:p>1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trzeci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6];&quot; (&quot;;[.Q36];&quot;)&quot;)" office:value-type="string" office:string-value="Ver. 1.11.28 (18)" calcext:value-type="string">
            <text:p>Ver. 1.11.28 (18)</text:p>
          </table:table-cell>
          <table:table-cell table:style-name="ce737" office:value-type="string" calcext:value-type="string">
            <text:p>1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7];&quot; (&quot;;[.Q37];&quot;)&quot;)" office:value-type="string" office:string-value="Ver. 1.11.28 (18)" calcext:value-type="string">
            <text:p>Ver. 1.11.28 (18)</text:p>
          </table:table-cell>
          <table:table-cell table:style-name="ce737" office:value-type="string" calcext:value-type="string">
            <text:p>1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4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8];&quot; (&quot;;[.Q38];&quot;)&quot;)" office:value-type="string" office:string-value="Ver. 1.11.28 (19)" calcext:value-type="string">
            <text:p>Ver. 1.11.28 (19)</text:p>
          </table:table-cell>
          <table:table-cell table:style-name="ce737" office:value-type="string" calcext:value-type="string">
            <text:p>1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Kościus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9];&quot; (&quot;;[.Q39];&quot;)&quot;)" office:value-type="string" office:string-value="Ver. 1.11.28 (19)" calcext:value-type="string">
            <text:p>Ver. 1.11.28 (19)</text:p>
          </table:table-cell>
          <table:table-cell table:style-name="ce737" office:value-type="string" calcext:value-type="string">
            <text:p>1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0];&quot; (&quot;;[.Q40];&quot;)&quot;)" office:value-type="string" office:string-value="Ver. 1.11.28 (20)" calcext:value-type="string">
            <text:p>Ver. 1.11.28 (20)</text:p>
          </table:table-cell>
          <table:table-cell table:style-name="ce737" office:value-type="string" calcext:value-type="string">
            <text:p>2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1];&quot; (&quot;;[.Q41];&quot;)&quot;)" office:value-type="string" office:string-value="Ver. 1.11.28 (20)" calcext:value-type="string">
            <text:p>Ver. 1.11.28 (20)</text:p>
          </table:table-cell>
          <table:table-cell table:style-name="ce737" office:value-type="string" calcext:value-type="string">
            <text:p>2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 29 na 30 listopada 183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ziewiątego na trzydzieste listopada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2];&quot; (&quot;;[.Q42];&quot;)&quot;)" office:value-type="string" office:string-value="Ver. 1.11.28 (21)" calcext:value-type="string">
            <text:p>Ver. 1.11.28 (21)</text:p>
          </table:table-cell>
          <table:table-cell table:style-name="ce737" office:value-type="string" calcext:value-type="string">
            <text:p>2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Listopad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3];&quot; (&quot;;[.Q43];&quot;)&quot;)" office:value-type="string" office:string-value="Ver. 1.11.28 (21)" calcext:value-type="string">
            <text:p>Ver. 1.11.28 (21)</text:p>
          </table:table-cell>
          <table:table-cell table:style-name="ce737" office:value-type="string" calcext:value-type="string">
            <text:p>2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2 stycznia 186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rugiego stycznia tysiąc osiemset sześćdziesiątego trzec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4];&quot; (&quot;;[.Q44];&quot;)&quot;)" office:value-type="string" office:string-value="Ver. 1.11.28 (22)" calcext:value-type="string">
            <text:p>Ver. 1.11.28 (22)</text:p>
          </table:table-cell>
          <table:table-cell table:style-name="ce737" office:value-type="string" calcext:value-type="string">
            <text:p>2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Styczni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5];&quot; (&quot;;[.Q45];&quot;)&quot;)" office:value-type="string" office:string-value="Ver. 1.11.28 (22)" calcext:value-type="string">
            <text:p>Ver. 1.11.28 (22)</text:p>
          </table:table-cell>
          <table:table-cell table:style-name="ce737" office:value-type="string" calcext:value-type="string">
            <text:p>2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91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czterna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6];&quot; (&quot;;[.Q46];&quot;)&quot;)" office:value-type="string" office:string-value="Ver. 1.11.28 (23)" calcext:value-type="string">
            <text:p>Ver. 1.11.28 (23)</text:p>
          </table:table-cell>
          <table:table-cell table:style-name="ce737" office:value-type="string" calcext:value-type="string">
            <text:p>2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7];&quot; (&quot;;[.Q47];&quot;)&quot;)" office:value-type="string" office:string-value="Ver. 1.11.28 (23)" calcext:value-type="string">
            <text:p>Ver. 1.11.28 (23)</text:p>
          </table:table-cell>
          <table:table-cell table:style-name="ce737" office:value-type="string" calcext:value-type="string">
            <text:p>2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1 listopada 191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jedenastego listopada tysiąc dziewięćset osiemna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8];&quot; (&quot;;[.Q48];&quot;)&quot;)" office:value-type="string" office:string-value="Ver. 1.11.28 (24)" calcext:value-type="string">
            <text:p>Ver. 1.11.28 (24)</text:p>
          </table:table-cell>
          <table:table-cell table:style-name="ce737" office:value-type="string" calcext:value-type="string">
            <text:p>2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odzyskała niepodległość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9];&quot; (&quot;;[.Q49];&quot;)&quot;)" office:value-type="string" office:string-value="Ver. 1.11.28 (24)" calcext:value-type="string">
            <text:p>Ver. 1.11.28 (24)</text:p>
          </table:table-cell>
          <table:table-cell table:style-name="ce737" office:value-type="string" calcext:value-type="string">
            <text:p>2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sierpnia 19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sierpnia tysiąc dziewięćset dwudzie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0];&quot; (&quot;;[.Q50];&quot;)&quot;)" office:value-type="string" office:string-value="Ver. 1.11.28 (25)" calcext:value-type="string">
            <text:p>Ver. 1.11.28 (25)</text:p>
          </table:table-cell>
          <table:table-cell table:style-name="ce737" office:value-type="string" calcext:value-type="string">
            <text:p>2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Cud nad Wisłą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1];&quot; (&quot;;[.Q51];&quot;)&quot;)" office:value-type="string" office:string-value="Ver. 1.11.28 (25)" calcext:value-type="string">
            <text:p>Ver. 1.11.28 (25)</text:p>
          </table:table-cell>
          <table:table-cell table:style-name="ce737" office:value-type="string" calcext:value-type="string">
            <text:p>2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września 193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września tysiąc dziewięćset trzydziestego dziew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2];&quot; (&quot;;[.Q52];&quot;)&quot;)" office:value-type="string" office:string-value="Ver. 1.11.28 (26)" calcext:value-type="string">
            <text:p>Ver. 1.11.28 (26)</text:p>
          </table:table-cell>
          <table:table-cell table:style-name="ce737" office:value-type="string" calcext:value-type="string">
            <text:p>2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3];&quot; (&quot;;[.Q53];&quot;)&quot;)" office:value-type="string" office:string-value="Ver. 1.11.28 (26)" calcext:value-type="string">
            <text:p>Ver. 1.11.28 (26)</text:p>
          </table:table-cell>
          <table:table-cell table:style-name="ce737" office:value-type="string" calcext:value-type="string">
            <text:p>2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0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19 kwietnia do połowy maja 1943</text:p>
          </table:table-cell>
          <table:table-cell table:style-name="ce705"/>
          <table:table-cell table:style-name="ce703" office:value-type="string" calcext:value-type="string">
            <text:p>diewiątnastego kwietnia tysiąc dziewięćset czterdziestego trzeci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54];&quot; (&quot;;[.Q54];&quot;)&quot;)" office:value-type="string" office:string-value="Ver. 1.11.28 (27)" calcext:value-type="string">
            <text:p>Ver. 1.11.28 (27)</text:p>
          </table:table-cell>
          <table:table-cell table:style-name="ce737" office:value-type="string" calcext:value-type="string">
            <text:p>2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nie w getcie warszawskim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55];&quot; (&quot;;[.Q55];&quot;)&quot;)" office:value-type="string" office:string-value="Ver. 1.11.28 (27)" calcext:value-type="string">
            <text:p>Ver. 1.11.28 (27)</text:p>
          </table:table-cell>
          <table:table-cell table:style-name="ce737" office:value-type="string" calcext:value-type="string">
            <text:p>2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sierpnia 194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sierpnia tysiąc dziewięćset czterdziestego czwar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6];&quot; (&quot;;[.Q56];&quot;)&quot;)" office:value-type="string" office:string-value="Ver. 1.11.28 (28)" calcext:value-type="string">
            <text:p>Ver. 1.11.28 (28)</text:p>
          </table:table-cell>
          <table:table-cell table:style-name="ce737" office:value-type="string" calcext:value-type="string">
            <text:p>2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Narodowy Dzień Pamięci Powstania Warsza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7];&quot; (&quot;;[.Q57];&quot;)&quot;)" office:value-type="string" office:string-value="Ver. 1.11.28 (28)" calcext:value-type="string">
            <text:p>Ver. 1.11.28 (28)</text:p>
          </table:table-cell>
          <table:table-cell table:style-name="ce737" office:value-type="string" calcext:value-type="string">
            <text:p>2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8 maja 194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ósmego maja tysiąc dziewięćset czter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8];&quot; (&quot;;[.Q58];&quot;)&quot;)" office:value-type="string" office:string-value="Ver. 1.11.28 (29)" calcext:value-type="string">
            <text:p>Ver. 1.11.28 (29)</text:p>
          </table:table-cell>
          <table:table-cell table:style-name="ce737" office:value-type="string" calcext:value-type="string">
            <text:p>2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Data końcu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9];&quot; (&quot;;[.Q59];&quot;)&quot;)" office:value-type="string" office:string-value="Ver. 1.11.28 (29)" calcext:value-type="string">
            <text:p>Ver. 1.11.28 (29)</text:p>
          </table:table-cell>
          <table:table-cell table:style-name="ce737" office:value-type="string" calcext:value-type="string">
            <text:p>2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61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690" office:value-type="string" calcext:value-type="string">
            <text:p>1980 roku</text:p>
          </table:table-cell>
          <table:table-cell table:style-name="ce705"/>
          <table:table-cell table:style-name="ce703" office:value-type="string" calcext:value-type="string">
            <text:p>tysiąc dziewięćset osiemdziesiąt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60];&quot; (&quot;;[.Q60];&quot;)&quot;)" office:value-type="string" office:string-value="Ver. 1.11.28 (30)" calcext:value-type="string">
            <text:p>Ver. 1.11.28 (30)</text:p>
          </table:table-cell>
          <table:table-cell table:style-name="ce737" office:value-type="string" calcext:value-type="string">
            <text:p>3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6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ł Niezależny Samorządny Związek Zawodowy «Solidarność»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61];&quot; (&quot;;[.Q61];&quot;)&quot;)" office:value-type="string" office:string-value="Ver. 1.11.28 (30)" calcext:value-type="string">
            <text:p>Ver. 1.11.28 (30)</text:p>
          </table:table-cell>
          <table:table-cell table:style-name="ce737" office:value-type="string" calcext:value-type="string">
            <text:p>3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3 grudnia 198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ynastego grudnia tysiąc dziewięćset osiemdziesiątego pierwsz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2];&quot; (&quot;;[.Q62];&quot;)&quot;)" office:value-type="string" office:string-value="Ver. 1.11.28 (31)" calcext:value-type="string">
            <text:p>Ver. 1.11.28 (31)</text:p>
          </table:table-cell>
          <table:table-cell table:style-name="ce737" office:value-type="string" calcext:value-type="string">
            <text:p>3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ojciech Jaruzelski wprowadził stan wojenny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3];&quot; (&quot;;[.Q63];&quot;)&quot;)" office:value-type="string" office:string-value="Ver. 1.11.28 (31)" calcext:value-type="string">
            <text:p>Ver. 1.11.28 (31)</text:p>
          </table:table-cell>
          <table:table-cell table:style-name="ce737" office:value-type="string" calcext:value-type="string">
            <text:p>3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dziewiąćdziesiątego dziewiąt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4];&quot; (&quot;;[.Q64];&quot;)&quot;)" office:value-type="string" office:string-value="Ver. 1.11.28 (32)" calcext:value-type="string">
            <text:p>Ver. 1.11.28 (32)</text:p>
          </table:table-cell>
          <table:table-cell table:style-name="ce737" office:value-type="string" calcext:value-type="string">
            <text:p>3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wstępiła do Nato</text:p>
          </table:table-cell>
          <table:table-cell table:style-name="ce705" office:value-type="string" calcext:value-type="string">
            <text:p><text:s/></text:p>
          </table:table-cell>
          <table:table-cell table:number-columns-repeated="2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5];&quot; (&quot;;[.Q65];&quot;)&quot;)" office:value-type="string" office:string-value="Ver. 1.11.28 (32)" calcext:value-type="string">
            <text:p>Ver. 1.11.28 (32)</text:p>
          </table:table-cell>
          <table:table-cell table:style-name="ce737" office:value-type="string" calcext:value-type="string">
            <text:p>3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2004 roku</text:p>
          </table:table-cell>
          <table:table-cell table:style-name="ce706" office:value-type="string" calcext:value-type="string">
            <text:p><text:s/></text:p>
          </table:table-cell>
          <table:table-cell table:style-name="ce703" office:value-type="string" calcext:value-type="string">
            <text:p>dwa tysiące czwartego roku</text:p>
          </table:table-cell>
          <table:table-cell table:number-columns-repeated="7"/>
          <table:table-cell table:formula="of:=CONCATENATE([.R66];&quot; (&quot;;[.Q66];&quot;)&quot;)" office:value-type="string" office:string-value="Ver. 1.11.28 (33)" calcext:value-type="string">
            <text:p>Ver. 1.11.28 (33)</text:p>
          </table:table-cell>
          <table:table-cell table:style-name="ce737" office:value-type="string" calcext:value-type="string">
            <text:p>3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Polska wstępiła do UE</text:p>
          </table:table-cell>
          <table:table-cell table:style-name="ce706" office:value-type="string" calcext:value-type="string">
            <text:p><text:s/></text:p>
          </table:table-cell>
          <table:table-cell table:number-columns-repeated="8"/>
          <table:table-cell table:formula="of:=CONCATENATE([.R67];&quot; (&quot;;[.Q67];&quot;)&quot;)" office:value-type="string" office:string-value="Ver. 1.11.28 (33)" calcext:value-type="string">
            <text:p>Ver. 1.11.28 (33)</text:p>
          </table:table-cell>
          <table:table-cell table:style-name="ce737" office:value-type="string" calcext:value-type="string">
            <text:p>3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3"/>
          <table:table-cell table:style-name="ce704" office:value-type="string" calcext:value-type="string">
            <text:p>1 stycz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68];&quot; (&quot;;[.Q68];&quot;)&quot;)" office:value-type="string" office:string-value="Ver. 1.11.28 (34)" calcext:value-type="string">
            <text:p>Ver. 1.11.28 (34)</text:p>
          </table:table-cell>
          <table:table-cell table:style-name="ce737" office:value-type="string" calcext:value-type="string">
            <text:p>3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Nowy Rok, Świętej Bożej Rodzicielki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69];&quot; (&quot;;[.Q69];&quot;)&quot;)" office:value-type="string" office:string-value="Ver. 1.11.28 (34)" calcext:value-type="string">
            <text:p>Ver. 1.11.28 (34)</text:p>
          </table:table-cell>
          <table:table-cell table:style-name="ce737" office:value-type="string" calcext:value-type="string">
            <text:p>3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 stycz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70];&quot; (&quot;;[.Q70];&quot;)&quot;)" office:value-type="string" office:string-value="Ver. 1.11.28 (35)" calcext:value-type="string">
            <text:p>Ver. 1.11.28 (35)</text:p>
          </table:table-cell>
          <table:table-cell table:style-name="ce737" office:value-type="string" calcext:value-type="string">
            <text:p>3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Trzech Króli (Objawienie Pańskie)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71];&quot; (&quot;;[.Q71];&quot;)&quot;)" office:value-type="string" office:string-value="Ver. 1.11.28 (35)" calcext:value-type="string">
            <text:p>Ver. 1.11.28 (35)</text:p>
          </table:table-cell>
          <table:table-cell table:style-name="ce737" office:value-type="string" calcext:value-type="string">
            <text:p>3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marca</text:p>
          </table:table-cell>
          <table:table-cell table:style-name="ce701"/>
          <table:table-cell table:number-columns-repeated="8"/>
          <table:table-cell table:formula="of:=CONCATENATE([.R72];&quot; (&quot;;[.Q72];&quot;)&quot;)" office:value-type="string" office:string-value="Ver. 1.11.28 (36)" calcext:value-type="string">
            <text:p>Ver. 1.11.28 (36)</text:p>
          </table:table-cell>
          <table:table-cell table:style-name="ce737" office:value-type="string" calcext:value-type="string">
            <text:p>3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„Żołnierzy Wyklętych” (ustanowiony w 2011)</text:p>
          </table:table-cell>
          <table:table-cell table:style-name="ce699" office:value-type="string" calcext:value-type="string">
            <text:p/>
          </table:table-cell>
          <table:table-cell table:style-name="ce704" office:value-type="string" calcext:value-type="string">
            <text:p>ustanowiony w 2011</text:p>
          </table:table-cell>
          <table:table-cell table:number-columns-repeated="7"/>
          <table:table-cell table:formula="of:=CONCATENATE([.R73];&quot; (&quot;;[.Q73];&quot;)&quot;)" office:value-type="string" office:string-value="Ver. 1.11.28 (36)" calcext:value-type="string">
            <text:p>Ver. 1.11.28 (36)</text:p>
          </table:table-cell>
          <table:table-cell table:style-name="ce737" office:value-type="string" calcext:value-type="string">
            <text:p>3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W pierwszą pełnię księżyca po wiosennym zrównaniu dnia z nocą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style-name="Default"/>
          <table:table-cell table:number-columns-repeated="6"/>
          <table:table-cell table:formula="of:=CONCATENATE([.R74];&quot; (&quot;;[.Q74];&quot;)&quot;)" office:value-type="string" office:string-value="Ver. 1.11.28 (37)" calcext:value-type="string">
            <text:p>Ver. 1.11.28 (37)</text:p>
          </table:table-cell>
          <table:table-cell table:style-name="ce737" office:value-type="string" calcext:value-type="string">
            <text:p>3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elkanoc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1 kwietnia 2018</text:p>
          </table:table-cell>
          <table:table-cell table:number-columns-repeated="7"/>
          <table:table-cell table:formula="of:=CONCATENATE([.R75];&quot; (&quot;;[.Q75];&quot;)&quot;)" office:value-type="string" office:string-value="Ver. 1.11.28 (37)" calcext:value-type="string">
            <text:p>Ver. 1.11.28 (37)</text:p>
          </table:table-cell>
          <table:table-cell table:style-name="ce737" office:value-type="string" calcext:value-type="string">
            <text:p>3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Poniedziałek Wielkanocn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7"/>
          <table:table-cell table:formula="of:=CONCATENATE([.R76];&quot; (&quot;;[.Q76];&quot;)&quot;)" office:value-type="string" office:string-value="Ver. 1.11.28 (38)" calcext:value-type="string">
            <text:p>Ver. 1.11.28 (38)</text:p>
          </table:table-cell>
          <table:table-cell table:style-name="ce737" office:value-type="string" calcext:value-type="string">
            <text:p>3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Śmigus-dyngus</text:p>
          </table:table-cell>
          <table:table-cell table:style-name="ce701" office:value-type="string" calcext:value-type="string">
            <text:p>DW</text:p>
          </table:table-cell>
          <table:table-cell table:style-name="ce704" office:value-type="string" calcext:value-type="string">
            <text:p>2 kwietnia 2018</text:p>
          </table:table-cell>
          <table:table-cell table:number-columns-repeated="7"/>
          <table:table-cell table:formula="of:=CONCATENATE([.R77];&quot; (&quot;;[.Q77];&quot;)&quot;)" office:value-type="string" office:string-value="Ver. 1.11.28 (38)" calcext:value-type="string">
            <text:p>Ver. 1.11.28 (38)</text:p>
          </table:table-cell>
          <table:table-cell table:style-name="ce737" office:value-type="string" calcext:value-type="string">
            <text:p>3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maja</text:p>
          </table:table-cell>
          <table:table-cell table:style-name="ce718" office:value-type="string" calcext:value-type="string">
            <text:p>DW</text:p>
          </table:table-cell>
          <table:table-cell table:number-columns-repeated="8"/>
          <table:table-cell table:formula="of:=CONCATENATE([.R78];&quot; (&quot;;[.Q78];&quot;)&quot;)" office:value-type="string" office:string-value="Ver. 1.11.28 (39)" calcext:value-type="string">
            <text:p>Ver. 1.11.28 (39)</text:p>
          </table:table-cell>
          <table:table-cell table:style-name="ce737" office:value-type="string" calcext:value-type="string">
            <text:p>3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Pracy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79];&quot; (&quot;;[.Q79];&quot;)&quot;)" office:value-type="string" office:string-value="Ver. 1.11.28 (39)" calcext:value-type="string">
            <text:p>Ver. 1.11.28 (39)</text:p>
          </table:table-cell>
          <table:table-cell table:style-name="ce737" office:value-type="string" calcext:value-type="string">
            <text:p>3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66" office:value-type="string" calcext:value-type="string">
            <text:p>KP</text:p>
          </table:table-cell>
          <table:table-cell table:style-name="ce678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2 maja</text:p>
          </table:table-cell>
          <table:table-cell table:style-name="ce701"/>
          <table:table-cell table:number-columns-repeated="8"/>
          <table:table-cell table:formula="of:=CONCATENATE([.R80];&quot; (&quot;;[.Q80];&quot;)&quot;)" office:value-type="string" office:string-value="Ver. 1.11.28 (40)" calcext:value-type="string">
            <text:p>Ver. 1.11.28 (40)</text:p>
          </table:table-cell>
          <table:table-cell table:style-name="ce737" office:value-type="string" calcext:value-type="string">
            <text:p>4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69" office:value-type="string" calcext:value-type="string">
            <text:p>KP</text:p>
          </table:table-cell>
          <table:table-cell table:style-name="ce678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Dzień Flagi Rzeczypospolitej Polskiej</text:p>
          </table:table-cell>
          <table:table-cell table:style-name="ce701"/>
          <table:table-cell office:value-type="string" calcext:value-type="string">
            <text:p>Dzień Polonii i Polaków za Granicą</text:p>
          </table:table-cell>
          <table:table-cell table:number-columns-repeated="7"/>
          <table:table-cell table:formula="of:=CONCATENATE([.R81];&quot; (&quot;;[.Q81];&quot;)&quot;)" office:value-type="string" office:string-value="Ver. 1.11.28 (40)" calcext:value-type="string">
            <text:p>Ver. 1.11.28 (40)</text:p>
          </table:table-cell>
          <table:table-cell table:style-name="ce737" office:value-type="string" calcext:value-type="string">
            <text:p>4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3 maj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82];&quot; (&quot;;[.Q82];&quot;)&quot;)" office:value-type="string" office:string-value="Ver. 1.11.28 (41)" calcext:value-type="string">
            <text:p>Ver. 1.11.28 (41)</text:p>
          </table:table-cell>
          <table:table-cell table:style-name="ce737" office:value-type="string" calcext:value-type="string">
            <text:p>4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Konstytucji 3 Maj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83];&quot; (&quot;;[.Q83];&quot;)&quot;)" office:value-type="string" office:string-value="Ver. 1.11.28 (41)" calcext:value-type="string">
            <text:p>Ver. 1.11.28 (41)</text:p>
          </table:table-cell>
          <table:table-cell table:style-name="ce737" office:value-type="string" calcext:value-type="string">
            <text:p>4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8 maja</text:p>
          </table:table-cell>
          <table:table-cell table:style-name="ce701"/>
          <table:table-cell table:number-columns-repeated="8"/>
          <table:table-cell table:formula="of:=CONCATENATE([.R84];&quot; (&quot;;[.Q84];&quot;)&quot;)" office:value-type="string" office:string-value="Ver. 1.11.28 (42)" calcext:value-type="string">
            <text:p>Ver. 1.11.28 (42)</text:p>
          </table:table-cell>
          <table:table-cell table:style-name="ce737" office:value-type="string" calcext:value-type="string">
            <text:p>4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Zwycięstwa </text:p>
          </table:table-cell>
          <table:table-cell table:style-name="ce699" office:value-type="string" calcext:value-type="string">
            <text:p/>
          </table:table-cell>
          <table:table-cell table:style-name="ce720" office:value-type="string" calcext:value-type="string">
            <text:p>ustanowiony 24 kwietnia 2015 roku</text:p>
          </table:table-cell>
          <table:table-cell table:number-columns-repeated="7"/>
          <table:table-cell table:formula="of:=CONCATENATE([.R85];&quot; (&quot;;[.Q85];&quot;)&quot;)" office:value-type="string" office:string-value="Ver. 1.11.28 (42)" calcext:value-type="string">
            <text:p>Ver. 1.11.28 (42)</text:p>
          </table:table-cell>
          <table:table-cell table:style-name="ce737" office:value-type="string" calcext:value-type="string">
            <text:p>4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50 dni po Wielkanoc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7"/>
          <table:table-cell table:formula="of:=CONCATENATE([.R86];&quot; (&quot;;[.Q86];&quot;)&quot;)" office:value-type="string" office:string-value="Ver. 1.11.28 (43)" calcext:value-type="string">
            <text:p>Ver. 1.11.28 (43)</text:p>
          </table:table-cell>
          <table:table-cell table:style-name="ce737" office:value-type="string" calcext:value-type="string">
            <text:p>4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Zesłanie Ducha Świętego (Zielone Świątki)</text:p>
          </table:table-cell>
          <table:table-cell table:style-name="ce701" office:value-type="string" calcext:value-type="string">
            <text:p>DW</text:p>
          </table:table-cell>
          <table:table-cell table:style-name="ce704" office:value-type="string" calcext:value-type="string">
            <text:p>20 maja 2018</text:p>
          </table:table-cell>
          <table:table-cell table:number-columns-repeated="7"/>
          <table:table-cell table:formula="of:=CONCATENATE([.R87];&quot; (&quot;;[.Q87];&quot;)&quot;)" office:value-type="string" office:string-value="Ver. 1.11.28 (43)" calcext:value-type="string">
            <text:p>Ver. 1.11.28 (43)</text:p>
          </table:table-cell>
          <table:table-cell table:style-name="ce737" office:value-type="string" calcext:value-type="string">
            <text:p>4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0 dni po Wielkanoc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7"/>
          <table:table-cell table:formula="of:=CONCATENATE([.R88];&quot; (&quot;;[.Q88];&quot;)&quot;)" office:value-type="string" office:string-value="Ver. 1.11.28 (44)" calcext:value-type="string">
            <text:p>Ver. 1.11.28 (44)</text:p>
          </table:table-cell>
          <table:table-cell table:style-name="ce737" office:value-type="string" calcext:value-type="string">
            <text:p>4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Ciało</text:p>
          </table:table-cell>
          <table:table-cell table:style-name="ce701" office:value-type="string" calcext:value-type="string">
            <text:p>DW</text:p>
          </table:table-cell>
          <table:table-cell table:style-name="ce720" office:value-type="string" calcext:value-type="string">
            <text:p>31 maja 2018</text:p>
          </table:table-cell>
          <table:table-cell table:number-columns-repeated="7"/>
          <table:table-cell table:formula="of:=CONCATENATE([.R89];&quot; (&quot;;[.Q89];&quot;)&quot;)" office:value-type="string" office:string-value="Ver. 1.11.28 (44)" calcext:value-type="string">
            <text:p>Ver. 1.11.28 (44)</text:p>
          </table:table-cell>
          <table:table-cell table:style-name="ce737" office:value-type="string" calcext:value-type="string">
            <text:p>4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sierpnia</text:p>
          </table:table-cell>
          <table:table-cell table:style-name="ce701"/>
          <table:table-cell table:style-name="ce720" office:value-type="string" calcext:value-type="string">
            <text:p>1 sierpnia 2018</text:p>
          </table:table-cell>
          <table:table-cell table:number-columns-repeated="7"/>
          <table:table-cell table:formula="of:=CONCATENATE([.R90];&quot; (&quot;;[.Q90];&quot;)&quot;)" office:value-type="string" office:string-value="Ver. 1.11.28 (45)" calcext:value-type="string">
            <text:p>Ver. 1.11.28 (45)</text:p>
          </table:table-cell>
          <table:table-cell table:style-name="ce737" office:value-type="string" calcext:value-type="string">
            <text:p>4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Powstania Warszawskiego</text:p>
          </table:table-cell>
          <table:table-cell table:style-name="ce699"/>
          <table:table-cell table:number-columns-repeated="8"/>
          <table:table-cell table:formula="of:=CONCATENATE([.R91];&quot; (&quot;;[.Q91];&quot;)&quot;)" office:value-type="string" office:string-value="Ver. 1.11.28 (45)" calcext:value-type="string">
            <text:p>Ver. 1.11.28 (45)</text:p>
          </table:table-cell>
          <table:table-cell table:style-name="ce737" office:value-type="string" calcext:value-type="string">
            <text:p>4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5 sierpnia</text:p>
          </table:table-cell>
          <table:table-cell table:style-name="ce699"/>
          <table:table-cell table:number-columns-repeated="8"/>
          <table:table-cell table:formula="of:=CONCATENATE([.R92];&quot; (&quot;;[.Q92];&quot;)&quot;)" office:value-type="string" office:string-value="Ver. 1.11.28 (46)" calcext:value-type="string">
            <text:p>Ver. 1.11.28 (46)</text:p>
          </table:table-cell>
          <table:table-cell table:style-name="ce737" office:value-type="string" calcext:value-type="string">
            <text:p>4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Wojska Polskiego, Wniebowzięcie Najświętszej Maryi Panny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93];&quot; (&quot;;[.Q93];&quot;)&quot;)" office:value-type="string" office:string-value="Ver. 1.11.28 (46)" calcext:value-type="string">
            <text:p>Ver. 1.11.28 (46)</text:p>
          </table:table-cell>
          <table:table-cell table:style-name="ce737" office:value-type="string" calcext:value-type="string">
            <text:p>4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31 sierpnia</text:p>
          </table:table-cell>
          <table:table-cell table:style-name="ce701"/>
          <table:table-cell table:number-columns-repeated="8"/>
          <table:table-cell table:formula="of:=CONCATENATE([.R94];&quot; (&quot;;[.Q94];&quot;)&quot;)" office:value-type="string" office:string-value="Ver. 1.11.28 (47)" calcext:value-type="string">
            <text:p>Ver. 1.11.28 (47)</text:p>
          </table:table-cell>
          <table:table-cell table:style-name="ce737" office:value-type="string" calcext:value-type="string">
            <text:p>4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Dzień Solidarności i Wolności </text:p>
          </table:table-cell>
          <table:table-cell table:style-name="ce699" office:value-type="string" calcext:value-type="string">
            <text:p/>
          </table:table-cell>
          <table:table-cell table:style-name="ce720" office:value-type="string" calcext:value-type="string">
            <text:p>ustanowiony w 2005, jak państwowe</text:p>
          </table:table-cell>
          <table:table-cell table:number-columns-repeated="7"/>
          <table:table-cell table:formula="of:=CONCATENATE([.R95];&quot; (&quot;;[.Q95];&quot;)&quot;)" office:value-type="string" office:string-value="Ver. 1.11.28 (47)" calcext:value-type="string">
            <text:p>Ver. 1.11.28 (47)</text:p>
          </table:table-cell>
          <table:table-cell table:style-name="ce737" office:value-type="string" calcext:value-type="string">
            <text:p>4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listopad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96];&quot; (&quot;;[.Q96];&quot;)&quot;)" office:value-type="string" office:string-value="Ver. 1.11.28 (48)" calcext:value-type="string">
            <text:p>Ver. 1.11.28 (48)</text:p>
          </table:table-cell>
          <table:table-cell table:style-name="ce737" office:value-type="string" calcext:value-type="string">
            <text:p>4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szystkich Świętych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97];&quot; (&quot;;[.Q97];&quot;)&quot;)" office:value-type="string" office:string-value="Ver. 1.11.28 (48)" calcext:value-type="string">
            <text:p>Ver. 1.11.28 (48)</text:p>
          </table:table-cell>
          <table:table-cell table:style-name="ce737" office:value-type="string" calcext:value-type="string">
            <text:p>4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0">
          <table:table-cell table:style-name="ce656"/>
          <table:table-cell table:style-name="ce692"/>
          <table:table-cell table:number-columns-repeated="2"/>
          <table:table-cell table:style-name="ce699"/>
          <table:table-cell table:style-name="ce704" office:value-type="string" calcext:value-type="string">
            <text:p>2 listopada</text:p>
          </table:table-cell>
          <table:table-cell table:style-name="ce701"/>
          <table:table-cell table:number-columns-repeated="9"/>
          <table:table-cell table:style-name="ce737"/>
          <table:table-cell table:number-columns-repeated="1007"/>
        </table:table-row>
        <table:table-row table:style-name="ro10">
          <table:table-cell table:style-name="ce656"/>
          <table:table-cell table:style-name="ce692"/>
          <table:table-cell table:number-columns-repeated="2"/>
          <table:table-cell table:style-name="ce699"/>
          <table:table-cell table:style-name="ce704" office:value-type="string" calcext:value-type="string">
            <text:p>Zaduszki</text:p>
          </table:table-cell>
          <table:table-cell table:style-name="ce701"/>
          <table:table-cell table:number-columns-repeated="9"/>
          <table:table-cell table:style-name="ce737"/>
          <table:table-cell table:number-columns-repeated="100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1 listopad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0];&quot; (&quot;;[.Q100];&quot;)&quot;)" office:value-type="string" office:string-value="Ver. 1.11.28 (49)" calcext:value-type="string">
            <text:p>Ver. 1.11.28 (49)</text:p>
          </table:table-cell>
          <table:table-cell table:style-name="ce737" office:value-type="string" calcext:value-type="string">
            <text:p>4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Niepodległości Narodowe Święto Niepodległości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Koniec II wojny światowej</text:p>
          </table:table-cell>
          <table:table-cell table:number-columns-repeated="7"/>
          <table:table-cell table:formula="of:=CONCATENATE([.R101];&quot; (&quot;;[.Q101];&quot;)&quot;)" office:value-type="string" office:string-value="Ver. 1.11.28 (49)" calcext:value-type="string">
            <text:p>Ver. 1.11.28 (49)</text:p>
          </table:table-cell>
          <table:table-cell table:style-name="ce737" office:value-type="string" calcext:value-type="string">
            <text:p>4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6 grudnia</text:p>
          </table:table-cell>
          <table:table-cell table:style-name="ce701"/>
          <table:table-cell table:number-columns-repeated="8"/>
          <table:table-cell table:formula="of:=CONCATENATE([.R102];&quot; (&quot;;[.Q102];&quot;)&quot;)" office:value-type="string" office:string-value="Ver. 1.11.28 (50)" calcext:value-type="string">
            <text:p>Ver. 1.11.28 (50)</text:p>
          </table:table-cell>
          <table:table-cell table:style-name="ce737" office:value-type="string" calcext:value-type="string">
            <text:p>5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Dzień św. Mikołaja</text:p>
          </table:table-cell>
          <table:table-cell table:style-name="ce699"/>
          <table:table-cell table:number-columns-repeated="8"/>
          <table:table-cell table:formula="of:=CONCATENATE([.R103];&quot; (&quot;;[.Q103];&quot;)&quot;)" office:value-type="string" office:string-value="Ver. 1.11.28 (50)" calcext:value-type="string">
            <text:p>Ver. 1.11.28 (50)</text:p>
          </table:table-cell>
          <table:table-cell table:style-name="ce737" office:value-type="string" calcext:value-type="string">
            <text:p>5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4 grudnia</text:p>
          </table:table-cell>
          <table:table-cell table:style-name="ce699"/>
          <table:table-cell table:number-columns-repeated="8"/>
          <table:table-cell table:formula="of:=CONCATENATE([.R104];&quot; (&quot;;[.Q104];&quot;)&quot;)" office:value-type="string" office:string-value="Ver. 1.11.28 (51)" calcext:value-type="string">
            <text:p>Ver. 1.11.28 (51)</text:p>
          </table:table-cell>
          <table:table-cell table:style-name="ce737" office:value-type="string" calcext:value-type="string">
            <text:p>5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gilia Bożego Narodzenia</text:p>
          </table:table-cell>
          <table:table-cell table:style-name="ce699"/>
          <table:table-cell table:number-columns-repeated="8"/>
          <table:table-cell table:formula="of:=CONCATENATE([.R105];&quot; (&quot;;[.Q105];&quot;)&quot;)" office:value-type="string" office:string-value="Ver. 1.11.28 (51)" calcext:value-type="string">
            <text:p>Ver. 1.11.28 (51)</text:p>
          </table:table-cell>
          <table:table-cell table:style-name="ce737" office:value-type="string" calcext:value-type="string">
            <text:p>5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5 grud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6];&quot; (&quot;;[.Q106];&quot;)&quot;)" office:value-type="string" office:string-value="Ver. 1.11.28 (52)" calcext:value-type="string">
            <text:p>Ver. 1.11.28 (52)</text:p>
          </table:table-cell>
          <table:table-cell table:style-name="ce737" office:value-type="string" calcext:value-type="string">
            <text:p>5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pierwszy dzień)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Opłatek, Choinka…</text:p>
          </table:table-cell>
          <table:table-cell table:number-columns-repeated="7"/>
          <table:table-cell table:formula="of:=CONCATENATE([.R107];&quot; (&quot;;[.Q107];&quot;)&quot;)" office:value-type="string" office:string-value="Ver. 1.11.28 (52)" calcext:value-type="string">
            <text:p>Ver. 1.11.28 (52)</text:p>
          </table:table-cell>
          <table:table-cell table:style-name="ce737" office:value-type="string" calcext:value-type="string">
            <text:p>5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6 grud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8];&quot; (&quot;;[.Q108];&quot;)&quot;)" office:value-type="string" office:string-value="Ver. 1.11.28 (53)" calcext:value-type="string">
            <text:p>Ver. 1.11.28 (53)</text:p>
          </table:table-cell>
          <table:table-cell table:style-name="ce737" office:value-type="string" calcext:value-type="string">
            <text:p>5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drugi dzień)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9];&quot; (&quot;;[.Q109];&quot;)&quot;)" office:value-type="string" office:string-value="Ver. 1.11.28 (53)" calcext:value-type="string">
            <text:p>Ver. 1.11.28 (53)</text:p>
          </table:table-cell>
          <table:table-cell table:style-name="ce737" office:value-type="string" calcext:value-type="string">
            <text:p>5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0" table:number-rows-repeated="2">
          <table:table-cell table:number-columns-repeated="16"/>
          <table:table-cell table:style-name="ce737"/>
          <table:table-cell table:number-columns-repeated="1007"/>
        </table:table-row>
        <table:table-row table:style-name="ro10" table:number-rows-repeated="1048464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3:DH_1.A83 DH_1.A87:DH_1.A87 DH_1.A91:DH_1.A91 DH_1.A95:DH_1.A95 DH_1.A101:DH_1.A101 DH_1.A105:DH_1.A105 DH_1.A109:DH_1.A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3:DH_1.A83 DH_1.A87:DH_1.A87 DH_1.A91:DH_1.A91 DH_1.A95:DH_1.A95 DH_1.A101:DH_1.A101 DH_1.A105:DH_1.A105 DH_1.A109:DH_1.A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2:DH_1.A82 DH_1.A86:DH_1.A86 DH_1.A90:DH_1.A90 DH_1.A94:DH_1.A94 DH_1.A100:DH_1.A100 DH_1.A104:DH_1.A104 DH_1.A108:DH_1.A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2:DH_1.A82 DH_1.A86:DH_1.A86 DH_1.A90:DH_1.A90 DH_1.A94:DH_1.A94 DH_1.A100:DH_1.A100 DH_1.A104:DH_1.A104 DH_1.A108:DH_1.A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2:DH_1.B67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7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5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5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5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5">
            <calcext:condition calcext:apply-style-name="Безымянный2" calcext:value="=&quot;rzeczownik&quot;" calcext:base-cell-address="DH_1.D2"/>
          </calcext:conditional-format>
          <calcext:conditional-format calcext:target-range-address="DH_1.J2:DH_1.J65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5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5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5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5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5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5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5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5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5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5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5">
            <calcext:condition calcext:apply-style-name="Безымянный2" calcext:value="=&quot;rzeczownik&quot;" calcext:base-cell-address="DH_1.O2"/>
          </calcext:conditional-format>
          <calcext:conditional-format calcext:target-range-address="DH_1.G2:DH_1.G65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65">
            <calcext:condition calcext:apply-style-name="Безымянный2" calcext:value="=&quot;rzeczownik&quot;" calcext:base-cell-address="DH_1.G2"/>
          </calcext:conditional-format>
          <calcext:conditional-format calcext:target-range-address="DH_1.E2:DH_1.E65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5">
            <calcext:condition calcext:apply-style-name="Безымянный2" calcext:value="=&quot;rzeczownik&quot;" calcext:base-cell-address="DH_1.E2"/>
          </calcext:conditional-format>
          <calcext:conditional-format calcext:target-range-address="DH_1.A67:DH_1.A67 DH_1.A71:DH_1.A71 DH_1.A75:DH_1.A75 DH_1.A79:DH_1.A79 DH_1.A85:DH_1.A85 DH_1.A89:DH_1.A89 DH_1.A93:DH_1.A93 DH_1.A97:DH_1.A99 DH_1.A103:DH_1.A103 DH_1.A107:DH_1.A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7:DH_1.A67 DH_1.A71:DH_1.A71 DH_1.A75:DH_1.A75 DH_1.A79:DH_1.A79 DH_1.A85:DH_1.A85 DH_1.A89:DH_1.A89 DH_1.A93:DH_1.A93 DH_1.A97:DH_1.A99 DH_1.A103:DH_1.A103 DH_1.A107:DH_1.A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4:DH_1.A84 DH_1.A88:DH_1.A88 DH_1.A92:DH_1.A92 DH_1.A96:DH_1.A96 DH_1.A102:DH_1.A102 DH_1.A106:DH_1.A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4:DH_1.A84 DH_1.A88:DH_1.A88 DH_1.A92:DH_1.A92 DH_1.A96:DH_1.A96 DH_1.A102:DH_1.A102 DH_1.A106:DH_1.A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C66:DH_1.C67">
            <calcext:condition calcext:apply-style-name="Безымянный2" calcext:value="formula-is([$'falshCardA1-1'.$D63]=rzeczownik)" calcext:base-cell-address="DH_1.C66"/>
          </calcext:conditional-format>
          <calcext:conditional-format calcext:target-range-address="DH_1.C66:DH_1.C67">
            <calcext:condition calcext:apply-style-name="Безымянный2" calcext:value="=&quot;rzeczownik&quot;" calcext:base-cell-address="DH_1.C66"/>
          </calcext:conditional-format>
          <calcext:conditional-format calcext:target-range-address="DH_1.D66:DH_1.D67">
            <calcext:condition calcext:apply-style-name="Безымянный2" calcext:value="formula-is([$'falshCardA1-1'.$D63]=rzeczownik)" calcext:base-cell-address="DH_1.D66"/>
          </calcext:conditional-format>
          <calcext:conditional-format calcext:target-range-address="DH_1.D66:DH_1.D67">
            <calcext:condition calcext:apply-style-name="Безымянный2" calcext:value="=&quot;rzeczownik&quot;" calcext:base-cell-address="DH_1.D66"/>
          </calcext:conditional-format>
          <calcext:conditional-format calcext:target-range-address="DH_1.G66:DH_1.G67">
            <calcext:condition calcext:apply-style-name="Безымянный2" calcext:value="formula-is([$'falshCardA1-1'.$D63]=rzeczownik)" calcext:base-cell-address="DH_1.G66"/>
          </calcext:conditional-format>
          <calcext:conditional-format calcext:target-range-address="DH_1.G66:DH_1.G67">
            <calcext:condition calcext:apply-style-name="Безымянный2" calcext:value="=&quot;rzeczownik&quot;" calcext:base-cell-address="DH_1.G66"/>
          </calcext:conditional-format>
          <calcext:conditional-format calcext:target-range-address="DH_1.E66:DH_1.E67">
            <calcext:condition calcext:apply-style-name="Безымянный2" calcext:value="formula-is([$'falshCardA1-1'.$D63]=rzeczownik)" calcext:base-cell-address="DH_1.E66"/>
          </calcext:conditional-format>
          <calcext:conditional-format calcext:target-range-address="DH_1.E66:DH_1.E67">
            <calcext:condition calcext:apply-style-name="Безымянный2" calcext:value="=&quot;rzeczownik&quot;" calcext:base-cell-address="DH_1.E66"/>
          </calcext:conditional-format>
          <calcext:conditional-format calcext:target-range-address="DH_1.B82:DH_1.B109 DH_1.B68:DH_1.B79">
            <calcext:condition calcext:apply-style-name="Безымянный2" calcext:value="formula-is([$'falshCardA1-1'.$D65]=rzeczownik)" calcext:base-cell-address="DH_1.B68"/>
          </calcext:conditional-format>
          <calcext:conditional-format calcext:target-range-address="DH_1.B82:DH_1.B109 DH_1.B68:DH_1.B79">
            <calcext:condition calcext:apply-style-name="Безымянный2" calcext:value="=&quot;rzeczownik&quot;" calcext:base-cell-address="DH_1.B68"/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1:DH_1.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1:DH_1.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0:DH_1.A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0:DH_1.A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80:DH_1.B81">
            <calcext:condition calcext:apply-style-name="Безымянный2" calcext:value="formula-is([$'falshCardA1-1'.$D77]=rzeczownik)" calcext:base-cell-address="DH_1.B80"/>
          </calcext:conditional-format>
          <calcext:conditional-format calcext:target-range-address="DH_1.B80:DH_1.B81">
            <calcext:condition calcext:apply-style-name="Безымянный2" calcext:value="=&quot;rzeczownik&quot;" calcext:base-cell-address="DH_1.B80"/>
          </calcext:conditional-format>
        </calcext:conditional-formats>
      </table:table>
      <table:table table:name="Лист12" table:style-name="ta1">
        <table:table-column table:style-name="co49" table:default-cell-style-name="ce871"/>
        <table:table-column table:style-name="co5" table:number-columns-repeated="1020" table:default-cell-style-name="ce871"/>
        <table:table-row table:style-name="ro11">
          <table:table-cell table:style-name="ce870"/>
          <table:table-cell table:style-name="ce872" office:value-type="string" calcext:value-type="string">
            <text:p>SP</text:p>
          </table:table-cell>
          <table:table-cell table:style-name="ce872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 stycznia</text:p>
          </table:table-cell>
          <table:table-cell table:style-name="Default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Nowy Rok, Świętej Bożej Rodzicielki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6 stycz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Trzech Króli (Objawienie Pańskie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 marc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Narodowy Dzień Pamięci „Żołnierzy Wyklętych” (ustanowiony w 2011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 kwietni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2">
          <table:table-cell table:style-name="ce870" office:value-type="string" calcext:value-type="string">
            <text:p>Wielkanoc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2 kwiet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Poniedziałek Wielkanocny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 maj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Święto Pracy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3 maja</text:p>
          </table:table-cell>
          <table:table-cell table:style-name="ce870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Święto Konstytucji 3 Maja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8 maja</text:p>
          </table:table-cell>
          <table:table-cell table:style-name="ce870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Narodowy Dzień Zwycięstwa (ustanowiony 24 kwietnia 2015 roku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20 maj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2">
          <table:table-cell table:style-name="ce870" office:value-type="string" calcext:value-type="string">
            <text:p>Zesłanie Ducha Świętego (Zielone Świątki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31 maj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Boże Ciało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 sierp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Narodowy Dzień Pamięci Powstania Warszawskiego</text:p>
          </table:table-cell>
          <table:table-cell table:style-name="ce870" office:value-type="string" calcext:value-type="string">
            <text:p>SP</text:p>
          </table:table-cell>
          <table:table-cell table:style-name="ce873"/>
          <table:table-cell table:number-columns-repeated="1018"/>
        </table:table-row>
        <table:table-row table:style-name="ro12">
          <table:table-cell table:style-name="ce870" office:value-type="string" calcext:value-type="string">
            <text:p>15 sierpni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2">
          <table:table-cell table:style-name="ce870" office:value-type="string" calcext:value-type="string">
            <text:p>Święto Wojska Polskiego, Wniebowzięcie Najświętszej Maryi Panny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31 sierp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Dzień Solidarności i Wolności (ustanowiony w 2005, jak państwowe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 listopad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2">
          <table:table-cell table:style-name="ce870" office:value-type="string" calcext:value-type="string">
            <text:p>Wszystkich Świętych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11 listopad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Święto Niepodległości Narodowe Święto Niepodległości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6 grudnia</text:p>
          </table:table-cell>
          <table:table-cell table:style-name="ce870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Dzień św. Mikołaja</text:p>
          </table:table-cell>
          <table:table-cell table:style-name="ce873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24 grudnia</text:p>
          </table:table-cell>
          <table:table-cell table:style-name="ce873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Wigilia Bożego Narodzenia</text:p>
          </table:table-cell>
          <table:table-cell table:style-name="ce873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25 grudnia</text:p>
          </table:table-cell>
          <table:table-cell table:style-name="ce873" table:number-columns-repeated="2"/>
          <table:table-cell table:number-columns-repeated="1018"/>
        </table:table-row>
        <table:table-row table:style-name="ro12">
          <table:table-cell table:style-name="ce870" office:value-type="string" calcext:value-type="string">
            <text:p>Boże Narodzenie (pierwszy dzień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70" office:value-type="string" calcext:value-type="string">
            <text:p>26 grud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2">
          <table:table-cell table:style-name="ce870" office:value-type="string" calcext:value-type="string">
            <text:p>Boże Narodzenie (drugi dzień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2" table:number-rows-repeated="1048536">
          <table:table-cell table:number-columns-repeated="1021"/>
        </table:table-row>
        <table:table-row table:style-name="ro12">
          <table:table-cell table:number-columns-repeated="1021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  <table:database-range table:name="__Anonymous_Sheet_DB__10" table:target-range-address="DH_1.A1:DH_1.P1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.00.0000</text:date>, <text:time style:data-style-name="N2" text:time-value="09:46:49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0:31:45.579000000</dc:date>
    <meta:editing-duration>PT15H10M46S</meta:editing-duration>
    <meta:editing-cycles>208</meta:editing-cycles>
    <meta:generator>LibreOffice/5.4.2.2$Windows_x86 LibreOffice_project/22b09f6418e8c2d508a9eaf86b2399209b0990f4</meta:generator>
    <dc:creator>Д В С</dc:creator>
    <meta:document-statistic meta:table-count="12" meta:cell-count="5272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CurrentRow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
sub AddNumberRows
	Dim oDoc As Object
	Dim oSheet As Object

   	oDoc = ThisComponent
	oSheet = oDoc.getCurrentController().ActiveSheet

	rowsData = LastRowInColonna(oSheet, 1)
	msgbox "EndRow ["+1+"]-&gt; "+rowsData
	
	iNum = 1
	For iCount = 1 To rowsData - 1 Step + 2
	'	aVal = getCellInfo(2, iCount)
	'	'print aVal
	'	insertOneRow(iCount)
	oCell = oSheet.getCellByPosition(CurrentCol()-1, iCount)
    oCell.string = iNum
	oCell = oSheet.getCellByPosition(CurrentCol()-1, iCount+1)
    oCell.string = iNum
    iNum = iNum + 1
    Next iCount
	
	msgbox "EndRow ["+CurrentCol+"]-&gt; "+LastRowInColonna(oSheet, CurrentCol)

end sub

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